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yriadPro-LightCond" svg:font-family="MyriadPro-LightCond" style:font-family-generic="swiss"/>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65in" text:min-label-width="0.25in"/>
        <style:text-properties style:font-name="Symbol"/>
      </text:list-level-style-bullet>
      <text:list-level-style-bullet text:level="2" text:style-name="WW_CharLFO1LVL2" text:bullet-char="o">
        <style:list-level-properties text:space-before="0.7965in" text:min-label-width="0.25in"/>
        <style:text-properties style:font-name="Courier New"/>
      </text:list-level-style-bullet>
      <text:list-level-style-bullet text:level="3" text:style-name="WW_CharLFO1LVL3" text:bullet-char="">
        <style:list-level-properties text:space-before="1.2965in" text:min-label-width="0.25in"/>
        <style:text-properties style:font-name="Wingdings"/>
      </text:list-level-style-bullet>
      <text:list-level-style-bullet text:level="4" text:style-name="WW_CharLFO1LVL4" text:bullet-char="">
        <style:list-level-properties text:space-before="1.7965in" text:min-label-width="0.25in"/>
        <style:text-properties style:font-name="Symbol"/>
      </text:list-level-style-bullet>
      <text:list-level-style-bullet text:level="5" text:style-name="WW_CharLFO1LVL5" text:bullet-char="o">
        <style:list-level-properties text:space-before="2.2965in" text:min-label-width="0.25in"/>
        <style:text-properties style:font-name="Courier New"/>
      </text:list-level-style-bullet>
      <text:list-level-style-bullet text:level="6" text:style-name="WW_CharLFO1LVL6" text:bullet-char="">
        <style:list-level-properties text:space-before="2.7965in" text:min-label-width="0.25in"/>
        <style:text-properties style:font-name="Wingdings"/>
      </text:list-level-style-bullet>
      <text:list-level-style-bullet text:level="7" text:style-name="WW_CharLFO1LVL7" text:bullet-char="">
        <style:list-level-properties text:space-before="3.2965in" text:min-label-width="0.25in"/>
        <style:text-properties style:font-name="Symbol"/>
      </text:list-level-style-bullet>
      <text:list-level-style-bullet text:level="8" text:style-name="WW_CharLFO1LVL8" text:bullet-char="o">
        <style:list-level-properties text:space-before="3.7965in" text:min-label-width="0.25in"/>
        <style:text-properties style:font-name="Courier New"/>
      </text:list-level-style-bullet>
      <text:list-level-style-bullet text:level="9" text:style-name="WW_CharLFO1LVL9" text:bullet-char="">
        <style:list-level-properties text:space-before="4.2965in" text:min-label-width="0.25in"/>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 style:parent-style-name="Normal" style:family="paragraph">
      <style:text-properties fo:font-weight="bold" style:font-weight-asian="bold" style:text-underline-type="single" style:text-underline-style="solid" style:text-underline-width="auto" style:text-underline-mode="continuous"/>
    </style:style>
    <style:style style:name="P6" style:parent-style-name="Normal" style:family="paragraph">
      <style:text-properties fo:font-weight="bold" style:font-weight-asian="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9" style:family="table-column">
      <style:table-column-properties style:column-width="2.7562in"/>
    </style:style>
    <style:style style:name="TableColumn10" style:family="table-column">
      <style:table-column-properties style:column-width="3.6423in"/>
    </style:style>
    <style:style style:name="Table8" style:family="table">
      <style:table-properties style:width="6.3986in" fo:margin-left="0.075in" table:align="left"/>
    </style:style>
    <style:style style:name="TableRow11" style:family="table-row">
      <style:table-row-properties/>
    </style:style>
    <style:style style:name="TableCell12" style:family="table-cell">
      <style:table-cell-properties fo:border-top="0.0069in solid #000000" fo:border-left="0.0069in solid #000000" fo:border-bottom="0.0069in solid #000000" fo:border-right="none" fo:background-color="#D9D9D9" fo:padding-top="0in" fo:padding-left="0.075in" fo:padding-bottom="0in" fo:padding-right="0.075in"/>
    </style:style>
    <style:style style:name="P13" style:parent-style-name="Normal" style:family="paragraph">
      <style:text-properties style:font-name-complex="Arial" fo:font-weight="bold" style:font-weight-asian="bold" fo:font-size="10pt" style:font-size-asian="10pt"/>
    </style:style>
    <style:style style:name="TableCell14" style:family="table-cell">
      <style:table-cell-properties fo:border-top="0.0069in solid #000000" fo:border-left="none" fo:border-bottom="0.0069in solid #000000" fo:border-right="0.0069in solid #000000" fo:background-color="#D9D9D9" fo:padding-top="0in" fo:padding-left="0.075in" fo:padding-bottom="0in" fo:padding-right="0.075in"/>
    </style:style>
    <style:style style:name="P15" style:parent-style-name="Normal" style:family="paragraph">
      <style:text-properties style:font-name-complex="Arial" fo:font-weight="bold" style:font-weight-asian="bold" fo:font-size="10pt" style:font-size-asian="10pt"/>
    </style:style>
    <style:style style:name="TableRow16" style:family="table-row">
      <style:table-row-properties/>
    </style:style>
    <style:style style:name="TableCell17" style:family="table-cell">
      <style:table-cell-properties fo:border="0.0069in solid #000000" fo:padding-top="0in" fo:padding-left="0.075in" fo:padding-bottom="0in" fo:padding-right="0.075in"/>
    </style:style>
    <style:style style:name="P18" style:parent-style-name="Normal" style:family="paragraph">
      <style:text-properties style:font-name-complex="Arial" style:font-size-complex="11pt"/>
    </style:style>
    <style:style style:name="TableCell19" style:family="table-cell">
      <style:table-cell-properties fo:border="0.0069in solid #000000" fo:padding-top="0in" fo:padding-left="0.075in" fo:padding-bottom="0in" fo:padding-right="0.075in"/>
    </style:style>
    <style:style style:name="P20" style:parent-style-name="Normal" style:family="paragraph">
      <style:text-properties style:font-name-complex="Arial" style:font-size-complex="11pt"/>
    </style:style>
    <style:style style:name="TableRow21" style:family="table-row">
      <style:table-row-properties/>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text-properties style:font-name-complex="Arial" style:font-size-complex="11pt"/>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text-properties style:font-name-complex="Arial" style:font-size-complex="11pt"/>
    </style:style>
    <style:style style:name="TableRow26" style:family="table-row">
      <style:table-row-properties/>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text-properties style:font-name-complex="Arial" style:font-size-complex="11pt"/>
    </style:style>
    <style:style style:name="TableCell29" style:family="table-cell">
      <style:table-cell-properties fo:border="0.0069in solid #000000" fo:padding-top="0in" fo:padding-left="0.075in" fo:padding-bottom="0in" fo:padding-right="0.075in"/>
    </style:style>
    <style:style style:name="T30" style:parent-style-name="DefaultParagraphFont" style:family="text">
      <style:text-properties style:font-name-complex="Arial" style:font-size-complex="11pt"/>
    </style:style>
    <style:style style:name="T31" style:parent-style-name="DefaultParagraphFont" style:family="text">
      <style:text-properties style:font-name-complex="Arial" style:font-size-complex="11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text-properties style:font-name-complex="Arial" style:font-size-complex="11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text-properties style:font-name-complex="Arial" style:font-size-complex="11p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text-properties style:font-name-complex="Arial" style:font-size-complex="11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text-properties style:font-name-complex="Arial" style:font-size-complex="11p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style:font-name-complex="Arial" style:font-size-complex="11pt"/>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text-properties style:font-name-complex="Arial" style:font-size-complex="11pt"/>
    </style:style>
    <style:style style:name="TableRow47" style:family="table-row">
      <style:table-row-properties/>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style:font-name-complex="Arial" style:font-size-complex="11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font-name-complex="Arial" style:font-size-complex="11pt"/>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text-properties style:font-name-complex="Arial" style:font-size-complex="11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style:font-name-complex="Arial" style:font-size-complex="11pt"/>
    </style:style>
    <style:style style:name="P57" style:parent-style-name="Normal" style:family="paragraph">
      <style:text-properties text:display="none"/>
    </style:style>
    <style:style style:name="TableColumn59" style:family="table-column">
      <style:table-column-properties style:column-width="6.375in" style:use-optimal-column-width="false"/>
    </style:style>
    <style:style style:name="Table58" style:family="table">
      <style:table-properties style:width="6.375in" fo:margin-left="0in" table:align="left"/>
    </style:style>
    <style:style style:name="TableRow60" style:family="table-row">
      <style:table-row-properties style:min-row-height="0.1875in" style:use-optimal-row-height="false"/>
    </style:style>
    <style:style style:name="TableCell61" style:family="table-cell">
      <style:table-cell-properties fo:border="0.0069in solid #000000" style:vertical-align="middle" fo:padding-top="0.0194in" fo:padding-left="0.075in" fo:padding-bottom="0.0194in" fo:padding-right="0.075in"/>
    </style:style>
    <style:style style:name="P62" style:parent-style-name="Normal" style:family="paragraph">
      <style:paragraph-properties fo:text-align="center"/>
    </style:style>
    <style:style style:name="T63" style:parent-style-name="DefaultParagraphFont" style:family="text">
      <style:text-properties fo:font-weight="bold" style:font-weight-asian="bold"/>
    </style:style>
    <style:style style:name="TableRow64" style:family="table-row">
      <style:table-row-properties style:min-row-height="0.293in" style:use-optimal-row-height="false"/>
    </style:style>
    <style:style style:name="TableCell65" style:family="table-cell">
      <style:table-cell-properties fo:border="0.0069in solid #000000" fo:background-color="#F2F2F2" fo:padding-top="0.0194in" fo:padding-left="0.075in" fo:padding-bottom="0.0194in" fo:padding-right="0.075in"/>
    </style:style>
    <style:style style:name="P66" style:parent-style-name="Normal" style:family="paragraph">
      <style:text-properties fo:font-weight="bold" style:font-weight-asian="bold"/>
    </style:style>
    <style:style style:name="TableRow67" style:family="table-row">
      <style:table-row-properties style:min-row-height="0.4895in" style:use-optimal-row-height="false"/>
    </style:style>
    <style:style style:name="TableCell68" style:family="table-cell">
      <style:table-cell-properties fo:border="0.0069in solid #000000" fo:padding-top="0.0194in" fo:padding-left="0.075in" fo:padding-bottom="0.0194in" fo:padding-right="0.075in"/>
    </style:style>
    <style:style style:name="P69" style:parent-style-name="Normal" style:family="paragraph">
      <style:paragraph-properties style:text-autospace="none" fo:text-align="justify"/>
    </style:style>
    <style:style style:name="T70" style:parent-style-name="DefaultParagraphFont" style:family="text">
      <style:text-properties style:font-name-complex="Arial" style:font-size-complex="12pt"/>
    </style:style>
    <style:style style:name="T71" style:parent-style-name="DefaultParagraphFont" style:family="text">
      <style:text-properties style:font-name-complex="Arial" style:font-size-complex="12pt"/>
    </style:style>
    <style:style style:name="T72" style:parent-style-name="Strong" style:family="text">
      <style:text-properties style:font-name-complex="Arial" style:font-size-complex="12pt"/>
    </style:style>
    <style:style style:name="T73" style:parent-style-name="DefaultParagraphFont" style:family="text">
      <style:text-properties style:font-name-complex="Arial" style:font-size-complex="12pt"/>
    </style:style>
    <style:style style:name="T74" style:parent-style-name="DefaultParagraphFont" style:family="text">
      <style:text-properties style:font-name-complex="Arial" style:font-size-complex="12pt"/>
    </style:style>
    <style:style style:name="T75" style:parent-style-name="DefaultParagraphFont" style:family="text">
      <style:text-properties style:font-name="MyriadPro-LightCond" style:font-name-complex="MyriadPro-LightCond" style:font-size-complex="12pt"/>
    </style:style>
    <style:style style:name="T76" style:parent-style-name="DefaultParagraphFont" style:family="text">
      <style:text-properties style:font-name-complex="Arial" style:font-size-complex="12pt"/>
    </style:style>
    <style:style style:name="T77" style:parent-style-name="DefaultParagraphFont" style:family="text">
      <style:text-properties style:font-name-complex="Arial" style:font-size-complex="12pt"/>
    </style:style>
    <style:style style:name="T78" style:parent-style-name="DefaultParagraphFont" style:family="text">
      <style:text-properties style:font-name-complex="Arial" fo:font-weight="bold" style:font-weight-asian="bold" style:font-size-complex="12pt"/>
    </style:style>
    <style:style style:name="T79" style:parent-style-name="DefaultParagraphFont" style:family="text">
      <style:text-properties style:font-name-complex="Arial" style:font-size-complex="12pt"/>
    </style:style>
    <style:style style:name="P80" style:parent-style-name="Normal" style:family="paragraph">
      <style:paragraph-properties style:text-autospace="none" fo:text-align="justify"/>
      <style:text-properties style:font-name-complex="Arial" style:font-size-complex="12pt"/>
    </style:style>
    <style:style style:name="P81" style:parent-style-name="Normal" style:family="paragraph">
      <style:paragraph-properties fo:text-align="justify"/>
    </style:style>
    <style:style style:name="T82" style:parent-style-name="DefaultParagraphFont" style:family="text">
      <style:text-properties style:font-name-complex="Arial"/>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style:font-name-complex="Arial"/>
    </style:style>
    <style:style style:name="T86" style:parent-style-name="DefaultParagraphFont" style:family="text">
      <style:text-properties style:font-name-complex="Arial" fo:font-style="italic" style:font-style-asian="italic"/>
    </style:style>
    <style:style style:name="T87" style:parent-style-name="DefaultParagraphFont" style:family="text">
      <style:text-properties style:font-name-complex="Arial" fo:font-weight="bold" style:font-weight-asian="bold" fo:font-style="italic" style:font-style-asian="italic"/>
    </style:style>
    <style:style style:name="T88" style:parent-style-name="DefaultParagraphFont" style:family="text">
      <style:text-properties style:font-name-complex="Arial" fo:font-style="italic" style:font-style-asian="italic"/>
    </style:style>
    <style:style style:name="T89" style:parent-style-name="DefaultParagraphFont" style:family="text">
      <style:text-properties style:font-name-complex="Arial" fo:font-weight="bold" style:font-weight-asian="bold" fo:font-style="italic" style:font-style-asian="italic"/>
    </style:style>
    <style:style style:name="T90" style:parent-style-name="DefaultParagraphFont" style:family="text">
      <style:text-properties style:font-name-complex="Arial" fo:font-style="italic" style:font-style-asian="italic"/>
    </style:style>
    <style:style style:name="T91" style:parent-style-name="DefaultParagraphFont" style:family="text">
      <style:text-properties style:font-name-complex="Arial"/>
    </style:style>
    <style:style style:name="P92" style:parent-style-name="Normal" style:family="paragraph">
      <style:paragraph-properties fo:text-align="justify"/>
      <style:text-properties style:font-name-complex="Arial"/>
    </style:style>
    <style:style style:name="P93" style:parent-style-name="Normal" style:family="paragraph">
      <style:paragraph-properties fo:text-align="justify"/>
      <style:text-properties style:font-name-complex="Arial"/>
    </style:style>
    <style:style style:name="P94" style:parent-style-name="Normal" style:family="paragraph">
      <style:paragraph-properties fo:text-align="justify"/>
      <style:text-properties style:font-name-complex="Arial"/>
    </style:style>
    <style:style style:name="P95" style:parent-style-name="Normal" style:family="paragraph">
      <style:paragraph-properties fo:text-align="justify"/>
    </style:style>
    <style:style style:name="T96" style:parent-style-name="DefaultParagraphFont" style:family="text">
      <style:text-properties style:font-name-complex="Arial"/>
    </style:style>
    <style:style style:name="T97" style:parent-style-name="DefaultParagraphFont" style:family="text">
      <style:text-properties style:font-name-complex="Arial" fo:language="en" fo:country="US"/>
    </style:style>
    <style:style style:name="T98" style:parent-style-name="DefaultParagraphFont" style:family="text">
      <style:text-properties style:font-name-complex="Arial" fo:language="en" fo:country="US"/>
    </style:style>
    <style:style style:name="T99" style:parent-style-name="FootnoteReference" style:family="text">
      <style:text-properties style:font-name-complex="Arial" fo:language="en" fo:country="US"/>
    </style:style>
    <style:style style:name="T100" style:parent-style-name="DefaultParagraphFont" style:family="text">
      <style:text-properties style:font-name-complex="Arial" fo:language="en" fo:country="US"/>
    </style:style>
    <style:style style:name="T101" style:parent-style-name="DefaultParagraphFont" style:family="text">
      <style:text-properties style:font-name-complex="Arial" fo:language="en" fo:country="US"/>
    </style:style>
    <style:style style:name="T102" style:parent-style-name="DefaultParagraphFont" style:family="text">
      <style:text-properties style:font-name-complex="Arial" fo:language="en" fo:country="US"/>
    </style:style>
    <style:style style:name="T103" style:parent-style-name="FootnoteReference" style:family="text">
      <style:text-properties style:font-name-complex="Arial" fo:language="en" fo:country="US"/>
    </style:style>
    <style:style style:name="T104" style:parent-style-name="DefaultParagraphFont" style:family="text">
      <style:text-properties style:font-name-complex="Arial" fo:language="en" fo:country="US"/>
    </style:style>
    <style:style style:name="T105" style:parent-style-name="DefaultParagraphFont" style:family="text">
      <style:text-properties style:font-name-complex="Arial" fo:language="en" fo:country="US"/>
    </style:style>
    <style:style style:name="T106" style:parent-style-name="FootnoteReference" style:family="text">
      <style:text-properties style:font-name-complex="Arial" fo:language="en" fo:country="US"/>
    </style:style>
    <style:style style:name="T107" style:parent-style-name="DefaultParagraphFont" style:family="text">
      <style:text-properties style:font-name-complex="Arial" fo:language="en" fo:country="US"/>
    </style:style>
    <style:style style:name="P108" style:parent-style-name="Normal" style:family="paragraph">
      <style:paragraph-properties fo:margin-top="0.0694in" fo:margin-bottom="0.1458in" fo:background-color="#FFFFFF"/>
    </style:style>
    <style:style style:name="T109" style:parent-style-name="DefaultParagraphFont" style:family="text">
      <style:text-properties style:font-name-complex="Arial" fo:language="en" fo:country="US"/>
    </style:style>
    <style:style style:name="T110" style:parent-style-name="DefaultParagraphFont" style:family="text">
      <style:text-properties style:font-name-complex="Arial" fo:language="en" fo:country="US"/>
    </style:style>
    <style:style style:name="T111" style:parent-style-name="FootnoteReference" style:family="text">
      <style:text-properties style:font-name-complex="Arial" fo:language="en" fo:country="US"/>
    </style:style>
    <style:style style:name="T112" style:parent-style-name="DefaultParagraphFont" style:family="text">
      <style:text-properties style:font-name-complex="Arial" fo:language="en" fo:country="US"/>
    </style:style>
    <style:style style:name="T113" style:parent-style-name="DefaultParagraphFont" style:family="text">
      <style:text-properties style:font-name-complex="Arial" fo:language="en" fo:country="US"/>
    </style:style>
    <style:style style:name="P114" style:parent-style-name="Normal" style:family="paragraph">
      <style:paragraph-properties fo:text-align="justify"/>
    </style:style>
    <style:style style:name="T115" style:parent-style-name="DefaultParagraphFont" style:family="text">
      <style:text-properties style:font-name-complex="Arial"/>
    </style:style>
    <style:style style:name="T116" style:parent-style-name="DefaultParagraphFont" style:family="text">
      <style:text-properties style:font-name-complex="Arial"/>
    </style:style>
    <style:style style:name="TableRow117" style:family="table-row">
      <style:table-row-properties style:min-row-height="0.293in" style:use-optimal-row-height="false"/>
    </style:style>
    <style:style style:name="TableCell118" style:family="table-cell">
      <style:table-cell-properties fo:border="0.0069in solid #000000" fo:background-color="#F2F2F2" fo:padding-top="0.0194in" fo:padding-left="0.075in" fo:padding-bottom="0.0194in" fo:padding-right="0.075in"/>
    </style:style>
    <style:style style:name="P119" style:parent-style-name="Normal" style:family="paragraph">
      <style:text-properties fo:font-weight="bold" style:font-weight-asian="bold"/>
    </style:style>
    <style:style style:name="TableRow120" style:family="table-row">
      <style:table-row-properties style:min-row-height="0.368in" style:use-optimal-row-height="false"/>
    </style:style>
    <style:style style:name="TableCell121" style:family="table-cell">
      <style:table-cell-properties fo:border="0.0069in solid #000000" fo:padding-top="0.0194in" fo:padding-left="0.075in" fo:padding-bottom="0.0194in" fo:padding-right="0.075in"/>
    </style:style>
    <style:style style:name="P122" style:parent-style-name="Normal" style:family="paragraph">
      <style:text-properties fo:font-size="1pt" style:font-size-asian="1pt"/>
    </style:style>
    <style:style style:name="P123" style:parent-style-name="Normal" style:family="paragraph">
      <style:paragraph-properties fo:text-align="justify"/>
    </style:style>
    <style:style style:name="T124" style:parent-style-name="DefaultParagraphFont" style:family="text">
      <style:text-properties fo:font-weight="bold" style:font-weight-asian="bold" style:text-underline-type="single" style:text-underline-style="solid" style:text-underline-width="auto" style:text-underline-mode="continuous"/>
    </style:style>
    <style:style style:name="T125" style:parent-style-name="DefaultParagraphFont" style:family="text">
      <style:text-properties fo:font-weight="bold" style:font-weight-asian="bold" style:text-underline-type="single" style:text-underline-style="solid" style:text-underline-width="auto" style:text-underline-mode="continuous"/>
    </style:style>
    <style:style style:name="T126" style:parent-style-name="DefaultParagraphFont" style:family="text">
      <style:text-properties fo:font-weight="bold" style:font-weight-asian="bold"/>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T129" style:parent-style-name="DefaultParagraphFont" style:family="text">
      <style:text-properties fo:color="#111111" style:font-size-complex="12pt"/>
    </style:style>
    <style:style style:name="T130" style:parent-style-name="DefaultParagraphFont" style:family="text">
      <style:text-properties style:font-name-complex="Arial"/>
    </style:style>
    <style:style style:name="T131" style:parent-style-name="DefaultParagraphFont" style:family="text">
      <style:text-properties style:font-name-complex="Arial"/>
    </style:style>
    <style:style style:name="T132" style:parent-style-name="DefaultParagraphFont" style:family="text">
      <style:text-properties style:font-name-complex="Arial"/>
    </style:style>
    <style:style style:name="T133" style:parent-style-name="DefaultParagraphFont" style:family="text">
      <style:text-properties style:font-name-complex="Arial" style:font-style-complex="italic"/>
    </style:style>
    <style:style style:name="T134" style:parent-style-name="DefaultParagraphFont" style:family="text">
      <style:text-properties style:font-name-complex="Arial" style:font-style-complex="italic"/>
    </style:style>
    <style:style style:name="P135" style:parent-style-name="Normal" style:family="paragraph">
      <style:paragraph-properties fo:text-align="justify"/>
      <style:text-properties style:font-name-complex="Arial" style:font-style-complex="italic"/>
    </style:style>
    <style:style style:name="P136" style:parent-style-name="Normal" style:family="paragraph">
      <style:paragraph-properties fo:text-align="justify"/>
    </style:style>
    <style:style style:name="T137" style:parent-style-name="DefaultParagraphFont" style:family="text">
      <style:text-properties style:font-name-complex="Arial"/>
    </style:style>
    <style:style style:name="T138" style:parent-style-name="DefaultParagraphFont" style:family="text">
      <style:text-properties style:font-name-complex="Arial"/>
    </style:style>
    <style:style style:name="T139" style:parent-style-name="DefaultParagraphFont" style:family="text">
      <style:text-properties style:font-name-complex="Arial"/>
    </style:style>
    <style:style style:name="T140" style:parent-style-name="DefaultParagraphFont" style:family="text">
      <style:text-properties style:font-name-complex="Arial"/>
    </style:style>
    <style:style style:name="P141" style:parent-style-name="ListParagraph" style:family="paragraph">
      <style:paragraph-properties style:text-autospace="none" fo:text-align="justify" fo:margin-left="0in">
        <style:tab-stops>
          <style:tab-stop style:type="left" style:position="0.375in"/>
        </style:tab-stops>
      </style:paragraph-properties>
      <style:text-properties style:font-name-complex="Arial"/>
    </style:style>
    <style:style style:name="P142" style:parent-style-name="Normal" style:family="paragraph">
      <style:paragraph-properties fo:text-align="justify"/>
    </style:style>
    <style:style style:name="T143" style:parent-style-name="DefaultParagraphFont" style:family="text">
      <style:text-properties style:font-name-complex="Arial"/>
    </style:style>
    <style:style style:name="T144" style:parent-style-name="DefaultParagraphFont" style:family="text">
      <style:text-properties style:font-name-complex="Arial"/>
    </style:style>
    <style:style style:name="T145" style:parent-style-name="DefaultParagraphFont" style:family="text">
      <style:text-properties style:font-name-complex="Arial" style:font-style-complex="italic"/>
    </style:style>
    <style:style style:name="T146" style:parent-style-name="DefaultParagraphFont" style:family="text">
      <style:text-properties style:font-name-complex="Arial" style:font-style-complex="italic"/>
    </style:style>
    <style:style style:name="T147" style:parent-style-name="DefaultParagraphFont" style:family="text">
      <style:text-properties style:font-name-complex="Arial"/>
    </style:style>
    <style:style style:name="T148" style:parent-style-name="DefaultParagraphFont" style:family="text">
      <style:text-properties style:font-name-complex="Arial" style:font-style-complex="italic"/>
    </style:style>
    <style:style style:name="T149" style:parent-style-name="DefaultParagraphFont" style:family="text">
      <style:text-properties style:font-name-complex="Arial"/>
    </style:style>
    <style:style style:name="T150" style:parent-style-name="DefaultParagraphFont" style:family="text">
      <style:text-properties style:font-name-complex="Arial" style:font-style-complex="italic"/>
    </style:style>
    <style:style style:name="T151" style:parent-style-name="DefaultParagraphFont" style:family="text">
      <style:text-properties style:font-name-complex="Arial" style:font-style-complex="italic"/>
    </style:style>
    <style:style style:name="P152" style:parent-style-name="ListParagraph" style:family="paragraph">
      <style:paragraph-properties fo:text-align="justify"/>
    </style:style>
    <style:style style:name="P153" style:parent-style-name="Normal" style:family="paragraph">
      <style:paragraph-properties fo:text-align="justify"/>
    </style:style>
    <style:style style:name="T154" style:parent-style-name="DefaultParagraphFont" style:family="text">
      <style:text-properties style:font-size-complex="12pt"/>
    </style:style>
    <style:style style:name="T155" style:parent-style-name="DefaultParagraphFont" style:family="text">
      <style:text-properties style:font-name-complex="Arial"/>
    </style:style>
    <style:style style:name="T156" style:parent-style-name="DefaultParagraphFont" style:family="text">
      <style:text-properties style:font-size-complex="12pt"/>
    </style:style>
    <style:style style:name="T157" style:parent-style-name="DefaultParagraphFont" style:family="text">
      <style:text-properties style:font-size-complex="12pt"/>
    </style:style>
    <style:style style:name="T158" style:parent-style-name="DefaultParagraphFont" style:family="text">
      <style:text-properties fo:font-weight="bold" style:font-weight-asian="bold" style:font-size-complex="12pt"/>
    </style:style>
    <style:style style:name="T159" style:parent-style-name="DefaultParagraphFont" style:family="text">
      <style:text-properties style:font-size-complex="12pt"/>
    </style:style>
    <style:style style:name="T160" style:parent-style-name="DefaultParagraphFont" style:family="text">
      <style:text-properties style:font-name-complex="Arial" style:font-size-complex="12pt"/>
    </style:style>
    <style:style style:name="T161"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162"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163"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164" style:parent-style-name="DefaultParagraphFont" style:family="text">
      <style:text-properties style:font-name-complex="Arial" style:font-size-complex="12pt"/>
    </style:style>
    <style:style style:name="T165" style:parent-style-name="DefaultParagraphFont" style:family="text">
      <style:text-properties style:font-name-complex="Arial" style:font-size-complex="12pt"/>
    </style:style>
    <style:style style:name="T166"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167" style:parent-style-name="DefaultParagraphFont" style:family="text">
      <style:text-properties style:font-name-complex="Arial" style:font-size-complex="12pt"/>
    </style:style>
    <style:style style:name="T168" style:parent-style-name="DefaultParagraphFont" style:family="text">
      <style:text-properties style:font-name-complex="Arial" style:font-size-complex="12pt"/>
    </style:style>
    <style:style style:name="T169"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170"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171" style:parent-style-name="DefaultParagraphFont" style:family="text">
      <style:text-properties style:font-name-complex="Arial" fo:font-style="italic" style:font-style-asian="italic" style:font-size-complex="12pt"/>
    </style:style>
    <style:style style:name="T172" style:parent-style-name="DefaultParagraphFont" style:family="text">
      <style:text-properties style:font-name-complex="Arial" style:font-size-complex="12pt"/>
    </style:style>
    <style:style style:name="T173" style:parent-style-name="DefaultParagraphFont" style:family="text">
      <style:text-properties style:font-size-complex="12pt"/>
    </style:style>
    <style:style style:name="P174" style:parent-style-name="Normal" style:family="paragraph">
      <style:paragraph-properties fo:text-align="justify"/>
      <style:text-properties style:font-size-complex="12pt"/>
    </style:style>
    <style:style style:name="P175" style:parent-style-name="Normal" style:family="paragraph">
      <style:paragraph-properties fo:text-align="justify"/>
      <style:text-properties style:font-size-complex="12pt"/>
    </style:style>
    <style:style style:name="P176" style:parent-style-name="ListParagraph" style:family="paragraph">
      <style:paragraph-properties fo:text-align="justify"/>
      <style:text-properties style:font-size-complex="12pt"/>
    </style:style>
    <style:style style:name="P177" style:parent-style-name="Normal" style:family="paragraph">
      <style:paragraph-properties fo:text-align="justify"/>
    </style:style>
    <style:style style:name="T178" style:parent-style-name="DefaultParagraphFont" style:family="text">
      <style:text-properties style:font-name-complex="Arial"/>
    </style:style>
    <style:style style:name="T179" style:parent-style-name="DefaultParagraphFont" style:family="text">
      <style:text-properties style:font-name-complex="Arial"/>
    </style:style>
    <style:style style:name="T180" style:parent-style-name="DefaultParagraphFont" style:family="text">
      <style:text-properties style:font-name-complex="Arial"/>
    </style:style>
    <style:style style:name="T181" style:parent-style-name="DefaultParagraphFont" style:family="text">
      <style:text-properties style:font-name-complex="Arial"/>
    </style:style>
    <style:style style:name="T182" style:parent-style-name="DefaultParagraphFont" style:family="text">
      <style:text-properties style:font-name-complex="Arial" style:font-style-complex="italic"/>
    </style:style>
    <style:style style:name="T183" style:parent-style-name="DefaultParagraphFont" style:family="text">
      <style:text-properties style:font-name-complex="Arial"/>
    </style:style>
    <style:style style:name="T184" style:parent-style-name="DefaultParagraphFont" style:family="text">
      <style:text-properties style:font-name-complex="Arial"/>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T187" style:parent-style-name="DefaultParagraphFont" style:family="text">
      <style:text-properties style:font-size-complex="12pt"/>
    </style:style>
    <style:style style:name="T188" style:parent-style-name="DefaultParagraphFont" style:family="text">
      <style:text-properties style:font-size-complex="12pt"/>
    </style:style>
    <style:style style:name="TableRow189" style:family="table-row">
      <style:table-row-properties style:min-row-height="0.2902in" style:use-optimal-row-height="false"/>
    </style:style>
    <style:style style:name="TableCell190" style:family="table-cell">
      <style:table-cell-properties fo:border="0.0069in solid #000000" fo:background-color="#F2F2F2" fo:padding-top="0.0194in" fo:padding-left="0.075in" fo:padding-bottom="0.0194in" fo:padding-right="0.075in"/>
    </style:style>
    <style:style style:name="P191" style:parent-style-name="Normal" style:family="paragraph">
      <style:text-properties fo:font-weight="bold" style:font-weight-asian="bold"/>
    </style:style>
    <style:style style:name="TableRow192" style:family="table-row">
      <style:table-row-properties style:min-row-height="0.1013in" style:use-optimal-row-height="false"/>
    </style:style>
    <style:style style:name="TableCell193" style:family="table-cell">
      <style:table-cell-properties fo:border="0.0069in solid #000000" fo:padding-top="0.0194in" fo:padding-left="0.075in" fo:padding-bottom="0.0194in" fo:padding-right="0.075in"/>
    </style:style>
    <style:style style:name="P194" style:parent-style-name="Normal" style:family="paragraph">
      <style:text-properties fo:font-weight="bold" style:font-weight-asian="bold" fo:font-size="2pt" style:font-size-asian="2pt"/>
    </style:style>
    <style:style style:name="P195" style:parent-style-name="Normal" style:family="paragraph">
      <style:paragraph-properties fo:text-align="justify"/>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T198" style:parent-style-name="DefaultParagraphFont" style:family="text">
      <style:text-properties style:font-name-complex="Arial" style:font-size-complex="12pt"/>
    </style:style>
    <style:style style:name="T199" style:parent-style-name="DefaultParagraphFont" style:family="text">
      <style:text-properties style:font-name-complex="Arial" style:font-size-complex="12pt"/>
    </style:style>
    <style:style style:name="P200" style:parent-style-name="Normal" style:family="paragraph">
      <style:paragraph-properties fo:text-align="justify"/>
      <style:text-properties style:font-name-asian="Calibri" fo:font-size="10pt" style:font-size-asian="10pt" style:language-complex="en" style:country-complex="US"/>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TableRow204" style:family="table-row">
      <style:table-row-properties style:min-row-height="0.1013in" style:use-optimal-row-height="false"/>
    </style:style>
    <style:style style:name="TableCell205" style:family="table-cell">
      <style:table-cell-properties fo:border="0.0069in solid #000000" fo:padding-top="0.0194in" fo:padding-left="0.075in" fo:padding-bottom="0.0194in" fo:padding-right="0.075in"/>
    </style:style>
    <style:style style:name="P206" style:parent-style-name="Normal" style:family="paragraph">
      <style:text-properties fo:font-weight="bold" style:font-weight-asian="bold" fo:font-size="1pt" style:font-size-asian="1pt"/>
    </style:style>
    <style:style style:name="P207" style:parent-style-name="Normal" style:family="paragraph">
      <style:text-properties fo:font-weight="bold" style:font-weight-asian="bold"/>
    </style:style>
    <style:style style:name="TableRow208" style:family="table-row">
      <style:table-row-properties style:min-row-height="0.1013in" style:use-optimal-row-height="false"/>
    </style:style>
    <style:style style:name="TableCell209" style:family="table-cell">
      <style:table-cell-properties fo:border="0.0069in solid #000000" fo:padding-top="0.0194in" fo:padding-left="0.075in" fo:padding-bottom="0.0194in" fo:padding-right="0.075in"/>
    </style:style>
    <style:style style:name="P210" style:parent-style-name="Normal" style:family="paragraph">
      <style:text-properties fo:font-size="1pt" style:font-size-asian="1pt"/>
    </style:style>
    <style:style style:name="P211" style:parent-style-name="ListParagraph" style:family="paragraph">
      <style:paragraph-properties fo:text-align="justify"/>
    </style:style>
    <style:style style:name="P212" style:parent-style-name="ListParagraph"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T220" style:parent-style-name="DefaultParagraphFont" style:family="text">
      <style:text-properties style:font-name-complex="Arial"/>
    </style:style>
    <style:style style:name="T221" style:parent-style-name="DefaultParagraphFont" style:family="text">
      <style:text-properties style:font-name-complex="Arial"/>
    </style:style>
    <style:style style:name="P222" style:parent-style-name="Normal" style:family="paragraph">
      <style:paragraph-properties fo:text-align="justify"/>
      <style:text-properties style:font-name-complex="Arial"/>
    </style:style>
    <style:style style:name="P223" style:parent-style-name="Normal" style:family="paragraph">
      <style:paragraph-properties fo:text-align="justify"/>
    </style:style>
    <style:style style:name="T224" style:parent-style-name="DefaultParagraphFont" style:family="text">
      <style:text-properties style:font-name-complex="Arial"/>
    </style:style>
    <style:style style:name="T225" style:parent-style-name="DefaultParagraphFont" style:family="text">
      <style:text-properties style:font-name-complex="Arial"/>
    </style:style>
    <style:style style:name="T226" style:parent-style-name="DefaultParagraphFont" style:family="text">
      <style:text-properties style:font-name-complex="Arial"/>
    </style:style>
    <style:style style:name="P227" style:parent-style-name="Normal" style:family="paragraph">
      <style:paragraph-properties fo:text-align="justify"/>
      <style:text-properties style:font-name-complex="Arial"/>
    </style:style>
    <style:style style:name="P228" style:parent-style-name="Normal" style:family="paragraph">
      <style:paragraph-properties fo:text-align="justify"/>
    </style:style>
    <style:style style:name="T229" style:parent-style-name="DefaultParagraphFont" style:family="text">
      <style:text-properties style:font-name-complex="Arial"/>
    </style:style>
    <style:style style:name="T230" style:parent-style-name="DefaultParagraphFont" style:family="text">
      <style:text-properties style:font-name-complex="Arial"/>
    </style:style>
    <style:style style:name="T231" style:parent-style-name="DefaultParagraphFont" style:family="text">
      <style:text-properties style:font-name-complex="Arial"/>
    </style:style>
    <style:style style:name="T232" style:parent-style-name="DefaultParagraphFont" style:family="text">
      <style:text-properties style:font-size-complex="12pt"/>
    </style:style>
    <style:style style:name="P233" style:parent-style-name="Normal" style:family="paragraph">
      <style:paragraph-properties fo:text-align="justify"/>
      <style:text-properties style:font-name-complex="Arial"/>
    </style:style>
    <style:style style:name="P234" style:parent-style-name="Normal" style:family="paragraph">
      <style:paragraph-properties fo:text-align="justify"/>
    </style:style>
    <style:style style:name="T235" style:parent-style-name="DefaultParagraphFont" style:family="text">
      <style:text-properties style:font-size-complex="11pt"/>
    </style:style>
    <style:style style:name="T236" style:parent-style-name="DefaultParagraphFont" style:family="text">
      <style:text-properties style:font-name-complex="Arial"/>
    </style:style>
    <style:style style:name="P237" style:parent-style-name="Normal" style:family="paragraph">
      <style:paragraph-properties fo:text-align="justify"/>
      <style:text-properties style:font-size-complex="11pt"/>
    </style:style>
    <style:style style:name="P238" style:parent-style-name="Normal" style:family="paragraph">
      <style:paragraph-properties fo:text-align="justify"/>
    </style:style>
    <style:style style:name="T239" style:parent-style-name="DefaultParagraphFont" style:family="text">
      <style:text-properties style:font-name-complex="Arial"/>
    </style:style>
    <style:style style:name="T240" style:parent-style-name="DefaultParagraphFont" style:family="text">
      <style:text-properties style:font-name-complex="Arial"/>
    </style:style>
    <style:style style:name="T241" style:parent-style-name="DefaultParagraphFont" style:family="text">
      <style:text-properties style:font-name-complex="Arial"/>
    </style:style>
    <style:style style:name="P242" style:parent-style-name="Normal" style:family="paragraph">
      <style:paragraph-properties fo:text-align="justify"/>
      <style:text-properties fo:font-weight="bold" style:font-weight-asian="bold"/>
    </style:style>
    <style:style style:name="TableRow243" style:family="table-row">
      <style:table-row-properties style:min-row-height="0.3395in" style:use-optimal-row-height="false"/>
    </style:style>
    <style:style style:name="TableCell244" style:family="table-cell">
      <style:table-cell-properties fo:border="0.0069in solid #000000" fo:background-color="#F2F2F2" fo:padding-top="0.0194in" fo:padding-left="0.075in" fo:padding-bottom="0.0194in" fo:padding-right="0.075in"/>
    </style:style>
    <style:style style:name="T245" style:parent-style-name="DefaultParagraphFont" style:family="text">
      <style:text-properties fo:font-weight="bold" style:font-weight-asian="bold"/>
    </style:style>
    <style:style style:name="TableRow246" style:family="table-row">
      <style:table-row-properties style:min-row-height="0.2645in" style:use-optimal-row-height="false"/>
    </style:style>
    <style:style style:name="TableCell247" style:family="table-cell">
      <style:table-cell-properties fo:border="0.0069in solid #000000" fo:background-color="#FFFFFF" fo:padding-top="0.0194in" fo:padding-left="0.075in" fo:padding-bottom="0.0194in" fo:padding-right="0.075in"/>
    </style:style>
    <style:style style:name="P248" style:parent-style-name="Normal" style:family="paragraph">
      <style:text-properties fo:font-size="1pt" style:font-size-asian="1pt"/>
    </style:style>
    <style:style style:name="P249" style:parent-style-name="Normal" style:family="paragraph">
      <style:paragraph-properties fo:text-align="justify"/>
      <style:text-properties style:font-name-complex="Arial" fo:font-weight="bold" style:font-weight-asian="bold" style:font-size-complex="11pt"/>
    </style:style>
    <style:style style:name="P250" style:parent-style-name="Normal" style:family="paragraph">
      <style:paragraph-properties fo:text-align="justify"/>
      <style:text-properties style:font-name-complex="Arial" style:font-size-complex="11pt"/>
    </style:style>
    <style:style style:name="P251" style:parent-style-name="Normal" style:family="paragraph">
      <style:paragraph-properties fo:text-align="justify"/>
      <style:text-properties style:font-name-complex="Arial" style:font-size-complex="12pt" style:text-underline-type="single" style:text-underline-style="solid" style:text-underline-width="auto" style:text-underline-mode="continuous"/>
    </style:style>
    <style:style style:name="P252" style:parent-style-name="Normal" style:family="paragraph">
      <style:paragraph-properties fo:text-align="justify"/>
      <style:text-properties style:font-size-complex="12pt"/>
    </style:style>
    <style:style style:name="P253" style:parent-style-name="Normal" style:family="paragraph">
      <style:paragraph-properties fo:text-align="justify"/>
      <style:text-properties style:font-size-complex="12pt"/>
    </style:style>
    <style:style style:name="P254" style:parent-style-name="Normal" style:family="paragraph">
      <style:paragraph-properties fo:text-align="justify"/>
    </style:style>
    <style:style style:name="T255" style:parent-style-name="DefaultParagraphFont" style:family="text">
      <style:text-properties style:font-size-complex="12pt"/>
    </style:style>
    <style:style style:name="T256" style:parent-style-name="DefaultParagraphFont" style:family="text">
      <style:text-properties style:font-name-complex="Arial" style:font-size-complex="12pt"/>
    </style:style>
    <style:style style:name="T257" style:parent-style-name="DefaultParagraphFont" style:family="text">
      <style:text-properties style:font-size-complex="12pt"/>
    </style:style>
    <style:style style:name="T258" style:parent-style-name="DefaultParagraphFont" style:family="text">
      <style:text-properties style:font-size-complex="12pt"/>
    </style:style>
    <style:style style:name="T259" style:parent-style-name="DefaultParagraphFont" style:family="text">
      <style:text-properties style:font-name-complex="Arial" style:font-size-complex="12pt"/>
    </style:style>
    <style:style style:name="P260" style:parent-style-name="Normal" style:family="paragraph">
      <style:paragraph-properties fo:text-align="justify"/>
      <style:text-properties style:font-name-complex="Arial" style:font-size-complex="12pt"/>
    </style:style>
    <style:style style:name="P261" style:parent-style-name="Normal" style:family="paragraph">
      <style:paragraph-properties fo:text-align="justify"/>
    </style:style>
    <style:style style:name="T262" style:parent-style-name="DefaultParagraphFont" style:family="text">
      <style:text-properties fo:font-weight="bold" style:font-weight-asian="bold"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T264" style:parent-style-name="DefaultParagraphFont" style:family="text">
      <style:text-properties fo:font-weight="bold" style:font-weight-asian="bold" style:text-underline-type="single" style:text-underline-style="solid" style:text-underline-width="auto" style:text-underline-mode="continuous"/>
    </style:style>
    <style:style style:name="P265" style:parent-style-name="Normal" style:family="paragraph">
      <style:paragraph-properties style:text-autospace="none" fo:text-align="justify"/>
      <style:text-properties style:font-name-complex="Arial"/>
    </style:style>
    <style:style style:name="P266" style:parent-style-name="ListParagraph" style:family="paragraph">
      <style:paragraph-properties style:text-autospace="none" fo:text-align="justify"/>
      <style:text-properties style:font-name-complex="Arial"/>
    </style:style>
    <style:style style:name="P267" style:parent-style-name="Normal" style:family="paragraph">
      <style:paragraph-properties style:text-autospace="none" fo:text-align="justify"/>
      <style:text-properties style:font-name-complex="Arial"/>
    </style:style>
    <style:style style:name="P268" style:parent-style-name="Normal" style:family="paragraph">
      <style:paragraph-properties style:text-autospace="none" fo:text-align="justify"/>
      <style:text-properties style:font-name-complex="Arial"/>
    </style:style>
    <style:style style:name="P269" style:parent-style-name="Normal" style:family="paragraph">
      <style:paragraph-properties style:text-autospace="none" fo:text-align="justify"/>
      <style:text-properties style:font-name-complex="Arial"/>
    </style:style>
    <style:style style:name="P270" style:parent-style-name="Normal" style:family="paragraph">
      <style:paragraph-properties style:text-autospace="none" fo:text-align="justify"/>
      <style:text-properties style:font-name-complex="Arial"/>
    </style:style>
    <style:style style:name="P271" style:parent-style-name="Normal" style:family="paragraph">
      <style:paragraph-properties style:text-autospace="none" fo:text-align="justify"/>
      <style:text-properties style:font-name-complex="Arial"/>
    </style:style>
    <style:style style:name="P272" style:parent-style-name="Normal" style:family="paragraph">
      <style:paragraph-properties style:text-autospace="none" fo:text-align="justify"/>
      <style:text-properties style:font-name-complex="Arial"/>
    </style:style>
    <style:style style:name="P273" style:parent-style-name="Normal" style:family="paragraph">
      <style:paragraph-properties fo:text-align="justify"/>
    </style:style>
    <style:style style:name="P274" style:parent-style-name="Normal" style:family="paragraph">
      <style:paragraph-properties fo:text-align="justify"/>
      <style:text-properties fo:font-weight="bold" style:font-weight-asian="bold"/>
    </style:style>
    <style:style style:name="P275" style:parent-style-name="Normal" style:family="paragraph">
      <style:paragraph-properties fo:text-align="justify"/>
    </style:style>
    <style:style style:name="T276" style:parent-style-name="DefaultParagraphFont" style:family="text">
      <style:text-properties style:font-name-complex="Arial"/>
    </style:style>
    <style:style style:name="T277" style:parent-style-name="DefaultParagraphFont" style:family="text">
      <style:text-properties style:font-name-complex="Arial"/>
    </style:style>
    <style:style style:name="P278" style:parent-style-name="Normal" style:family="paragraph">
      <style:paragraph-properties fo:text-align="justify"/>
      <style:text-properties style:font-name-complex="Arial"/>
    </style:style>
    <style:style style:name="P279" style:parent-style-name="Normal" style:family="paragraph">
      <style:paragraph-properties style:text-autospace="none"/>
      <style:text-properties style:font-name-complex="Arial" fo:font-weight="bold" style:font-weight-asian="bold"/>
    </style:style>
    <style:style style:name="P280" style:parent-style-name="Normal" style:family="paragraph">
      <style:paragraph-properties fo:text-align="justify"/>
    </style:style>
    <style:style style:name="P281" style:parent-style-name="Normal" style:family="paragraph">
      <style:paragraph-properties fo:text-align="justify"/>
      <style:text-properties style:font-name-complex="Arial"/>
    </style:style>
    <style:style style:name="P282" style:parent-style-name="Normal" style:family="paragraph">
      <style:paragraph-properties fo:text-align="justify"/>
      <style:text-properties style:font-name-complex="Arial"/>
    </style:style>
    <style:style style:name="P283" style:parent-style-name="Normal" style:family="paragraph">
      <style:paragraph-properties fo:text-align="justify"/>
    </style:style>
    <style:style style:name="P284" style:parent-style-name="Normal" style:family="paragraph">
      <style:paragraph-properties fo:keep-with-next="always" fo:widows="0" fo:orphans="0"/>
      <style:text-properties style:font-name-complex="Arial" fo:font-weight="bold" style:font-weight-asian="bold"/>
    </style:style>
    <style:style style:name="P285" style:parent-style-name="Normal" style:family="paragraph">
      <style:paragraph-properties fo:text-align="justify"/>
    </style:style>
    <style:style style:name="T286" style:parent-style-name="DefaultParagraphFont" style:family="text">
      <style:text-properties style:font-name-complex="Arial"/>
    </style:style>
    <style:style style:name="T287" style:parent-style-name="DefaultParagraphFont" style:family="text">
      <style:text-properties style:font-name-complex="Arial" style:font-size-complex="12pt"/>
    </style:style>
    <style:style style:name="T288" style:parent-style-name="FootnoteReference" style:family="text">
      <style:text-properties style:font-name-complex="Arial" style:font-size-complex="12pt"/>
    </style:style>
    <style:style style:name="T289" style:parent-style-name="DefaultParagraphFont" style:family="text">
      <style:text-properties style:font-name-complex="Arial" style:font-size-complex="12pt"/>
    </style:style>
    <style:style style:name="T290" style:parent-style-name="DefaultParagraphFont" style:family="text">
      <style:text-properties style:font-name-complex="Arial" style:font-size-complex="12pt"/>
    </style:style>
    <style:style style:name="T291" style:parent-style-name="DefaultParagraphFont" style:family="text">
      <style:text-properties style:font-name-complex="Arial" style:font-size-complex="12pt"/>
    </style:style>
    <style:style style:name="P292" style:parent-style-name="ListParagraph" style:family="paragraph">
      <style:paragraph-properties fo:text-align="justify" fo:margin-left="0in">
        <style:tab-stops/>
      </style:paragraph-properties>
      <style:text-properties style:font-name-complex="Arial" style:font-size-complex="12pt"/>
    </style:style>
    <style:style style:name="P293" style:parent-style-name="Normal" style:family="paragraph">
      <style:paragraph-properties fo:text-align="justify"/>
      <style:text-properties style:font-name-complex="Arial" style:font-size-complex="12pt"/>
    </style:style>
    <style:style style:name="P294" style:parent-style-name="ListParagraph" style:family="paragraph">
      <style:text-properties style:font-name="Calibri" style:font-name-complex="Calibri" fo:font-size="11pt" style:font-size-asian="11pt" style:font-size-complex="11pt"/>
    </style:style>
    <style:style style:name="P295" style:parent-style-name="Normal" style:family="paragraph">
      <style:paragraph-properties fo:text-align="justify"/>
      <style:text-properties style:font-name-complex="Arial" style:font-size-complex="12pt"/>
    </style:style>
    <style:style style:name="P296" style:parent-style-name="ListParagraph" style:family="paragraph">
      <style:paragraph-properties fo:text-align="justify" fo:margin-bottom="0.0555in" fo:margin-left="0.5909in" fo:text-indent="-0.1972in">
        <style:tab-stops/>
      </style:paragraph-properties>
      <style:text-properties style:font-name-complex="Arial" style:font-size-complex="12pt"/>
    </style:style>
    <style:style style:name="P297" style:parent-style-name="ListParagraph" style:family="paragraph">
      <style:paragraph-properties fo:text-align="justify" fo:margin-bottom="0.0555in" fo:margin-left="0.5909in" fo:text-indent="-0.1972in">
        <style:tab-stops/>
      </style:paragraph-properties>
      <style:text-properties style:font-name-complex="Arial" style:font-size-complex="12pt"/>
    </style:style>
    <style:style style:name="P298" style:parent-style-name="ListParagraph" style:family="paragraph">
      <style:paragraph-properties fo:text-align="justify" fo:margin-bottom="0.0555in" fo:margin-left="0.5909in" fo:text-indent="-0.1972in">
        <style:tab-stops/>
      </style:paragraph-properties>
      <style:text-properties style:font-name-complex="Arial" style:font-size-complex="12pt"/>
    </style:style>
    <style:style style:name="P299" style:parent-style-name="Normal" style:family="paragraph">
      <style:paragraph-properties fo:text-align="justify" fo:margin-bottom="0.0555in"/>
    </style:style>
    <style:style style:name="T300" style:parent-style-name="DefaultParagraphFont" style:family="text">
      <style:text-properties style:font-name-complex="Arial" style:font-size-complex="12pt"/>
    </style:style>
    <style:style style:name="T301" style:parent-style-name="DefaultParagraphFont" style:family="text">
      <style:text-properties style:font-name-complex="Arial" style:font-size-complex="12pt"/>
    </style:style>
    <style:style style:name="T302" style:parent-style-name="DefaultParagraphFont" style:family="text">
      <style:text-properties style:font-name-complex="Arial" style:font-size-complex="12pt"/>
    </style:style>
    <style:style style:name="T303" style:parent-style-name="DefaultParagraphFont" style:family="text">
      <style:text-properties style:font-name-complex="Arial" style:font-size-complex="12pt"/>
    </style:style>
    <style:style style:name="T304" style:parent-style-name="DefaultParagraphFont" style:family="text">
      <style:text-properties style:font-name-complex="Arial" style:font-size-complex="12pt"/>
    </style:style>
    <style:style style:name="TableRow305" style:family="table-row">
      <style:table-row-properties style:min-row-height="0.2645in" style:use-optimal-row-height="false"/>
    </style:style>
    <style:style style:name="TableCell306" style:family="table-cell">
      <style:table-cell-properties fo:border="0.0069in solid #000000" fo:background-color="#FFFFFF" style:vertical-align="middle" fo:padding-top="0.0194in" fo:padding-left="0.075in" fo:padding-bottom="0.0194in" fo:padding-right="0.075in"/>
    </style:style>
    <style:style style:name="T307" style:parent-style-name="DefaultParagraphFont" style:family="text">
      <style:text-properties fo:font-weight="bold" style:font-weight-asian="bold"/>
    </style:style>
    <style:style style:name="T308" style:parent-style-name="DefaultParagraphFont" style:family="text">
      <style:text-properties fo:font-weight="bold" style:font-weight-asian="bold"/>
    </style:style>
    <style:style style:name="TableRow309" style:family="table-row">
      <style:table-row-properties style:min-row-height="0.368in" style:use-optimal-row-height="false"/>
    </style:style>
    <style:style style:name="TableCell310" style:family="table-cell">
      <style:table-cell-properties fo:border="0.0069in solid #000000" fo:background-color="#FFFFFF" fo:padding-top="0.0194in" fo:padding-left="0.075in" fo:padding-bottom="0.0194in" fo:padding-right="0.075in"/>
    </style:style>
    <style:style style:name="P311" style:parent-style-name="Normal" style:family="paragraph">
      <style:text-properties fo:font-size="1pt" style:font-size-asian="1pt"/>
    </style:style>
    <style:style style:name="P312" style:parent-style-name="Normal" style:family="paragraph">
      <style:paragraph-properties fo:text-align="justify"/>
      <style:text-properties style:font-size-complex="12pt"/>
    </style:style>
    <style:style style:name="P313" style:parent-style-name="Normal" style:family="paragraph">
      <style:paragraph-properties fo:text-align="justify"/>
      <style:text-properties style:font-size-complex="12pt"/>
    </style:style>
    <style:style style:name="P314" style:parent-style-name="Normal" style:family="paragraph">
      <style:paragraph-properties fo:text-align="justify"/>
    </style:style>
    <style:style style:name="T315" style:parent-style-name="DefaultParagraphFont" style:family="text">
      <style:text-properties style:font-size-complex="12pt"/>
    </style:style>
    <style:style style:name="T316" style:parent-style-name="DefaultParagraphFont" style:family="text">
      <style:text-properties fo:font-weight="bold" style:font-weight-asian="bold" style:font-size-complex="12pt"/>
    </style:style>
    <style:style style:name="T317" style:parent-style-name="DefaultParagraphFont" style:family="text">
      <style:text-properties style:font-size-complex="12pt"/>
    </style:style>
    <style:style style:name="T318" style:parent-style-name="DefaultParagraphFont" style:family="text">
      <style:text-properties style:font-name-complex="Arial" style:font-size-complex="12pt"/>
    </style:style>
    <style:style style:name="T319" style:parent-style-name="DefaultParagraphFont" style:family="text">
      <style:text-properties style:font-name-complex="Arial" style:font-size-complex="12pt"/>
    </style:style>
    <style:style style:name="T320"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321"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322"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323" style:parent-style-name="DefaultParagraphFont" style:family="text">
      <style:text-properties style:font-name-complex="Arial" style:font-size-complex="12pt"/>
    </style:style>
    <style:style style:name="T324"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325" style:parent-style-name="DefaultParagraphFont" style:family="text">
      <style:text-properties style:font-name-complex="Arial" style:font-size-complex="12pt"/>
    </style:style>
    <style:style style:name="T326" style:parent-style-name="DefaultParagraphFont" style:family="text">
      <style:text-properties style:font-name-complex="Arial" style:font-size-complex="12pt"/>
    </style:style>
    <style:style style:name="T327" style:parent-style-name="DefaultParagraphFont" style:family="text">
      <style:text-properties style:font-name-complex="Arial" style:font-size-complex="12pt" style:text-underline-type="single" style:text-underline-style="solid" style:text-underline-width="auto" style:text-underline-mode="continuous"/>
    </style:style>
    <style:style style:name="T328" style:parent-style-name="DefaultParagraphFont" style:family="text">
      <style:text-properties style:font-name-complex="Arial" fo:font-style="italic" style:font-style-asian="italic" style:font-size-complex="12pt" style:text-underline-type="single" style:text-underline-style="solid" style:text-underline-width="auto" style:text-underline-mode="continuous"/>
    </style:style>
    <style:style style:name="T329" style:parent-style-name="DefaultParagraphFont" style:family="text">
      <style:text-properties style:font-name-complex="Arial" fo:font-style="italic" style:font-style-asian="italic" style:font-size-complex="12pt"/>
    </style:style>
    <style:style style:name="T330" style:parent-style-name="DefaultParagraphFont" style:family="text">
      <style:text-properties style:font-name-complex="Arial" style:font-size-complex="12pt"/>
    </style:style>
    <style:style style:name="T331" style:parent-style-name="DefaultParagraphFont" style:family="text">
      <style:text-properties style:font-size-complex="12pt"/>
    </style:style>
    <style:style style:name="P332" style:parent-style-name="Normal" style:family="paragraph">
      <style:paragraph-properties fo:text-align="justify"/>
      <style:text-properties style:font-size-complex="12pt"/>
    </style:style>
    <style:style style:name="P333" style:parent-style-name="Normal" style:family="paragraph">
      <style:paragraph-properties fo:text-align="justify"/>
      <style:text-properties style:font-size-complex="12pt"/>
    </style:style>
    <style:style style:name="P334" style:parent-style-name="Normal" style:family="paragraph">
      <style:paragraph-properties style:text-autospace="none" fo:text-align="justify"/>
      <style:text-properties style:font-name-complex="Arial" style:font-size-complex="12pt"/>
    </style:style>
    <style:style style:name="P335" style:parent-style-name="Normal" style:family="paragraph">
      <style:paragraph-properties fo:text-align="justify"/>
      <style:text-properties style:font-name-complex="Arial"/>
    </style:style>
    <style:style style:name="P336" style:parent-style-name="Normal" style:family="paragraph">
      <style:paragraph-properties fo:text-align="justify"/>
      <style:text-properties style:font-name-complex="Arial"/>
    </style:style>
    <style:style style:name="P337" style:parent-style-name="Normal" style:family="paragraph">
      <style:text-properties style:font-name-complex="Arial" fo:font-style="italic" style:font-style-asian="italic"/>
    </style:style>
    <style:style style:name="TableColumn339" style:family="table-column">
      <style:table-column-properties style:column-width="0.9006in" style:use-optimal-column-width="false"/>
    </style:style>
    <style:style style:name="TableColumn340" style:family="table-column">
      <style:table-column-properties style:column-width="5.2868in" style:use-optimal-column-width="false"/>
    </style:style>
    <style:style style:name="Table338" style:family="table">
      <style:table-properties style:width="6.1875in" fo:margin-left="0.075in" table:align="left"/>
    </style:style>
    <style:style style:name="TableRow341" style:family="table-row">
      <style:table-row-properties style:use-optimal-row-height="false"/>
    </style:style>
    <style:style style:name="TableCell342" style:family="table-cell">
      <style:table-cell-properties fo:border="0.0069in solid #000000" fo:padding-top="0in" fo:padding-left="0.075in" fo:padding-bottom="0in" fo:padding-right="0.075in"/>
    </style:style>
    <style:style style:name="P343" style:parent-style-name="Normal" style:family="paragraph">
      <style:paragraph-properties fo:text-align="justify"/>
      <style:text-properties style:font-name-complex="Arial" fo:font-weight="bold" style:font-weight-asian="bold"/>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paragraph-properties fo:text-align="justify"/>
      <style:text-properties style:font-name-complex="Arial" fo:font-weight="bold" style:font-weight-asian="bold"/>
    </style:style>
    <style:style style:name="TableRow346" style:family="table-row">
      <style:table-row-properties style:use-optimal-row-height="false"/>
    </style:style>
    <style:style style:name="TableCell347" style:family="table-cell">
      <style:table-cell-properties fo:border="0.0069in solid #000000" fo:padding-top="0in" fo:padding-left="0.075in" fo:padding-bottom="0in" fo:padding-right="0.075in"/>
    </style:style>
    <style:style style:name="P348" style:parent-style-name="Normal" style:family="paragraph">
      <style:paragraph-properties fo:text-align="justify"/>
      <style:text-properties style:font-name-complex="Arial" fo:font-weight="bold" style:font-weight-asian="bold"/>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style:font-name-complex="Arial"/>
    </style:style>
    <style:style style:name="TableRow351" style:family="table-row">
      <style:table-row-properties style:use-optimal-row-height="false"/>
    </style:style>
    <style:style style:name="TableCell352" style:family="table-cell">
      <style:table-cell-properties fo:border="0.0069in solid #000000" fo:padding-top="0in" fo:padding-left="0.075in" fo:padding-bottom="0in" fo:padding-right="0.075in"/>
    </style:style>
    <style:style style:name="P353" style:parent-style-name="Normal" style:family="paragraph">
      <style:paragraph-properties fo:text-align="justify"/>
      <style:text-properties style:font-name-complex="Arial" fo:font-weight="bold" style:font-weight-asian="bold"/>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text-properties style:font-name-complex="Arial"/>
    </style:style>
    <style:style style:name="TableRow356" style:family="table-row">
      <style:table-row-properties style:use-optimal-row-height="false"/>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paragraph-properties fo:text-align="justify"/>
      <style:text-properties style:font-name-complex="Arial" fo:font-weight="bold" style:font-weight-asian="bold"/>
    </style:style>
    <style:style style:name="TableCell359" style:family="table-cell">
      <style:table-cell-properties fo:border="0.0069in solid #000000" fo:padding-top="0in" fo:padding-left="0.075in" fo:padding-bottom="0in" fo:padding-right="0.075in"/>
    </style:style>
    <style:style style:name="P360" style:parent-style-name="Normal" style:family="paragraph">
      <style:text-properties style:font-name-complex="Arial"/>
    </style:style>
    <style:style style:name="P361" style:parent-style-name="Normal" style:family="paragraph">
      <style:paragraph-properties fo:text-align="justify"/>
      <style:text-properties style:font-name-complex="Arial"/>
    </style:style>
    <style:style style:name="P362" style:parent-style-name="Normal" style:family="paragraph">
      <style:paragraph-properties fo:text-align="justify"/>
      <style:text-properties style:font-name-complex="Arial"/>
    </style:style>
    <style:style style:name="P363" style:parent-style-name="Normal" style:family="paragraph">
      <style:paragraph-properties fo:text-align="justify"/>
      <style:text-properties style:font-name-complex="Arial"/>
    </style:style>
    <style:style style:name="P364" style:parent-style-name="Normal" style:family="paragraph">
      <style:paragraph-properties fo:text-align="justify"/>
    </style:style>
    <style:style style:name="T365" style:parent-style-name="DefaultParagraphFont" style:family="text">
      <style:text-properties style:font-name-complex="Arial"/>
    </style:style>
    <style:style style:name="T366" style:parent-style-name="DefaultParagraphFont" style:family="text">
      <style:text-properties style:font-name-complex="Arial"/>
    </style:style>
    <style:style style:name="P367" style:parent-style-name="Normal" style:family="paragraph">
      <style:paragraph-properties style:text-autospace="none" fo:text-align="justify"/>
      <style:text-properties style:font-name-complex="Arial"/>
    </style:style>
    <style:style style:name="P368" style:parent-style-name="Normal" style:family="paragraph">
      <style:paragraph-properties style:text-autospace="none" fo:text-align="justify"/>
    </style:style>
    <style:style style:name="T369" style:parent-style-name="DefaultParagraphFont" style:family="text">
      <style:text-properties style:font-name-complex="Arial" fo:language="en" fo:country="US"/>
    </style:style>
    <style:style style:name="T370" style:parent-style-name="DefaultParagraphFont" style:family="text">
      <style:text-properties style:font-name-complex="Arial" fo:language="en" fo:country="US"/>
    </style:style>
    <style:style style:name="T371" style:parent-style-name="DefaultParagraphFont" style:family="text">
      <style:text-properties style:font-name-complex="Arial" fo:font-size="11pt" style:font-size-asian="11pt" style:font-size-complex="11pt"/>
    </style:style>
    <style:style style:name="P372" style:parent-style-name="Normal" style:family="paragraph">
      <style:paragraph-properties style:text-autospace="none" fo:text-align="justify"/>
      <style:text-properties style:font-name-complex="Arial" style:font-size-complex="12pt"/>
    </style:style>
    <style:style style:name="P373" style:parent-style-name="Normal" style:family="paragraph">
      <style:paragraph-properties fo:text-align="justify"/>
    </style:style>
    <style:style style:name="T374" style:parent-style-name="DefaultParagraphFont" style:family="text">
      <style:text-properties style:font-name-complex="Arial" fo:color="#1A1718" fo:font-size="11pt" style:font-size-asian="11pt" style:font-size-complex="11pt"/>
    </style:style>
    <style:style style:name="P375" style:parent-style-name="Normal" style:family="paragraph">
      <style:paragraph-properties fo:text-align="justify"/>
    </style:style>
    <style:style style:name="P376" style:parent-style-name="Normal" style:family="paragraph">
      <style:paragraph-properties fo:text-align="justify"/>
      <style:text-properties style:font-name-complex="Arial"/>
    </style:style>
    <style:style style:name="P377" style:parent-style-name="Normal" style:family="paragraph">
      <style:paragraph-properties fo:text-align="justify"/>
      <style:text-properties style:font-name-complex="Arial"/>
    </style:style>
    <style:style style:name="P378" style:parent-style-name="Normal" style:family="paragraph">
      <style:paragraph-properties fo:text-align="justify"/>
    </style:style>
    <style:style style:name="T379" style:parent-style-name="DefaultParagraphFont" style:family="text">
      <style:text-properties style:font-name-complex="Arial"/>
    </style:style>
    <style:style style:name="T380" style:parent-style-name="DefaultParagraphFont" style:family="text">
      <style:text-properties style:font-name-complex="Arial"/>
    </style:style>
    <style:style style:name="T381" style:parent-style-name="DefaultParagraphFont" style:family="text">
      <style:text-properties style:font-name-complex="Arial" fo:font-weight="bold" style:font-weight-asian="bold"/>
    </style:style>
    <style:style style:name="T382" style:parent-style-name="DefaultParagraphFont" style:family="text">
      <style:text-properties style:font-name-complex="Arial"/>
    </style:style>
    <style:style style:name="P383" style:parent-style-name="Normal" style:family="paragraph">
      <style:paragraph-properties fo:text-align="justify"/>
    </style:style>
    <style:style style:name="P384" style:parent-style-name="Normal" style:family="paragraph">
      <style:paragraph-properties style:text-autospace="none" fo:text-align="justify"/>
    </style:style>
    <style:style style:name="T385" style:parent-style-name="DefaultParagraphFont" style:family="text">
      <style:text-properties style:font-name-complex="Arial"/>
    </style:style>
    <style:style style:name="T386" style:parent-style-name="DefaultParagraphFont" style:family="text">
      <style:text-properties style:font-name-complex="Arial"/>
    </style:style>
    <style:style style:name="T387" style:parent-style-name="DefaultParagraphFont" style:family="text">
      <style:text-properties style:font-name-complex="Arial"/>
    </style:style>
    <style:style style:name="T388" style:parent-style-name="DefaultParagraphFont" style:family="text">
      <style:text-properties style:font-name-complex="Arial" style:font-style-complex="italic"/>
    </style:style>
    <style:style style:name="T389" style:parent-style-name="DefaultParagraphFont" style:family="text">
      <style:text-properties style:font-name-complex="Arial" style:font-style-complex="italic"/>
    </style:style>
    <style:style style:name="T390" style:parent-style-name="DefaultParagraphFont" style:family="text">
      <style:text-properties style:font-name-complex="Arial"/>
    </style:style>
    <style:style style:name="P391" style:parent-style-name="Normal" style:family="paragraph">
      <style:paragraph-properties style:text-autospace="none" fo:text-align="justify"/>
      <style:text-properties style:font-name-complex="Arial" style:font-size-complex="12pt"/>
    </style:style>
    <style:style style:name="P392" style:parent-style-name="Normal" style:family="paragraph">
      <style:paragraph-properties fo:text-align="justify"/>
      <style:text-properties fo:font-weight="bold" style:font-weight-asian="bold"/>
    </style:style>
    <style:style style:name="P393" style:parent-style-name="Normal" style:family="paragraph">
      <style:paragraph-properties style:text-autospace="none" fo:text-align="justify"/>
      <style:text-properties style:font-name-complex="Arial" style:font-size-complex="12pt"/>
    </style:style>
    <style:style style:name="P394" style:parent-style-name="Normal" style:family="paragraph">
      <style:paragraph-properties fo:text-align="justify"/>
      <style:text-properties style:font-name-complex="Arial" style:font-size-complex="12pt"/>
    </style:style>
    <style:style style:name="P395" style:parent-style-name="Normal" style:family="paragraph">
      <style:paragraph-properties fo:text-align="justify"/>
    </style:style>
    <style:style style:name="T396" style:parent-style-name="DefaultParagraphFont" style:family="text">
      <style:text-properties fo:color="#111111" style:font-size-complex="12pt" fo:language="en"/>
    </style:style>
    <style:style style:name="T397" style:parent-style-name="DefaultParagraphFont" style:family="text">
      <style:text-properties style:font-name-complex="Arial"/>
    </style:style>
    <style:style style:name="P398" style:parent-style-name="ListParagraph" style:family="paragraph">
      <style:paragraph-properties fo:text-align="justify"/>
      <style:text-properties style:font-name-complex="Arial"/>
    </style:style>
    <style:style style:name="P399" style:parent-style-name="ListParagraph" style:family="paragraph">
      <style:paragraph-properties fo:text-align="justify"/>
      <style:text-properties style:font-name-complex="Arial"/>
    </style:style>
    <style:style style:name="P400" style:parent-style-name="ListParagraph" style:family="paragraph">
      <style:paragraph-properties fo:text-align="justify"/>
      <style:text-properties style:font-name-complex="Arial"/>
    </style:style>
    <style:style style:name="P401" style:parent-style-name="ListParagraph" style:family="paragraph">
      <style:paragraph-properties fo:text-align="justify"/>
      <style:text-properties style:font-name-complex="Arial"/>
    </style:style>
    <style:style style:name="P402" style:parent-style-name="ListParagraph" style:family="paragraph">
      <style:paragraph-properties fo:text-align="justify"/>
      <style:text-properties style:font-name-complex="Arial"/>
    </style:style>
    <style:style style:name="P403" style:parent-style-name="Normal" style:family="paragraph">
      <style:paragraph-properties fo:text-align="justify" fo:margin-top="0.0833in"/>
      <style:text-properties style:font-name-complex="Arial"/>
    </style:style>
    <style:style style:name="P404" style:parent-style-name="Normal" style:family="paragraph">
      <style:paragraph-properties fo:margin-top="0.0833in"/>
      <style:text-properties style:font-name-complex="Arial" fo:font-weight="bold" style:font-weight-asian="bold"/>
    </style:style>
    <style:style style:name="P405" style:parent-style-name="Default" style:family="paragraph">
      <style:paragraph-properties fo:text-align="justify"/>
      <style:text-properties style:font-name="Arial" style:font-name-complex="Arial" style:use-window-font-color="true" style:font-size-complex="10pt"/>
    </style:style>
    <style:style style:name="P406" style:parent-style-name="Normal" style:family="paragraph">
      <style:paragraph-properties fo:text-align="justify"/>
    </style:style>
    <style:style style:name="P407" style:parent-style-name="Default" style:family="paragraph">
      <style:paragraph-properties fo:text-align="justify"/>
      <style:text-properties style:font-name="Arial" style:font-name-complex="Arial" fo:font-weight="bold" style:font-weight-asian="bold" style:use-window-font-color="true" style:font-size-complex="10pt" style:text-underline-type="single" style:text-underline-style="solid" style:text-underline-width="auto" style:text-underline-mode="continuous"/>
    </style:style>
    <style:style style:name="P408" style:parent-style-name="Default" style:family="paragraph">
      <style:paragraph-properties fo:text-align="justify"/>
      <style:text-properties style:font-name="Arial" style:font-name-complex="Arial" style:use-window-font-color="true" style:font-size-complex="10pt"/>
    </style:style>
    <style:style style:name="P409" style:parent-style-name="Default" style:family="paragraph">
      <style:paragraph-properties fo:text-align="justify"/>
    </style:style>
    <style:style style:name="T410" style:parent-style-name="DefaultParagraphFont" style:family="text">
      <style:text-properties style:font-name="Arial" style:font-name-complex="Arial" style:use-window-font-color="true" style:font-size-complex="10pt"/>
    </style:style>
    <style:style style:name="T411" style:parent-style-name="DefaultParagraphFont" style:family="text">
      <style:text-properties style:font-name="Arial" style:font-name-complex="Arial" style:use-window-font-color="true" style:font-size-complex="10pt"/>
    </style:style>
    <style:style style:name="T412" style:parent-style-name="DefaultParagraphFont" style:family="text">
      <style:text-properties style:font-name="Arial" style:font-name-complex="Arial" style:use-window-font-color="true" style:font-size-complex="10pt"/>
    </style:style>
  </office:automatic-styles>
  <office:body>
    <office:text text:use-soft-page-breaks="true">
      <text:p text:style-name="P1">FLAG A</text:p>
      <text:p text:style-name="P3"/>
      <text:p text:style-name="P4">BUSINESS CASE AMENDMENT</text:p>
      <text:p text:style-name="P5"/>
      <text:p text:style-name="P6"/>
      <text:p text:style-name="Normal"><text:span text:style-name="T7">LIFT Programme Cost Extension (201239)</text:span></text:p>
      <table:table table:style-name="Table8">
        <table:table-columns>
          <table:table-column table:style-name="TableColumn9"/>
          <table:table-column table:style-name="TableColumn10"/>
        </table:table-columns>
        <table:table-row table:style-name="TableRow11">
          <table:table-cell table:style-name="TableCell12">
            <text:p text:style-name="P13">SUMMARY INFORMATION</text:p>
          </table:table-cell>
          <table:table-cell table:style-name="TableCell14">
            <text:p text:style-name="P15"/>
          </table:table-cell>
        </table:table-row>
        <table:table-row table:style-name="TableRow16">
          <table:table-cell table:style-name="TableCell17">
            <text:p text:style-name="P18">Project Name</text:p>
          </table:table-cell>
          <table:table-cell table:style-name="TableCell19">
            <text:p text:style-name="P20">Livelihood &amp;<text:s/>Food Security Trust Fund (LIFT)</text:p>
          </table:table-cell>
        </table:table-row>
        <table:table-row table:style-name="TableRow21">
          <table:table-cell table:style-name="TableCell22">
            <text:p text:style-name="P23">Country or region targeted</text:p>
          </table:table-cell>
          <table:table-cell table:style-name="TableCell24">
            <text:p text:style-name="P25">Burma</text:p>
          </table:table-cell>
        </table:table-row>
        <table:table-row table:style-name="TableRow26">
          <table:table-cell table:style-name="TableCell27">
            <text:p text:style-name="P28">Type of cost extension</text:p>
          </table:table-cell>
          <table:table-cell table:style-name="TableCell29">
            <text:p text:style-name="Normal"><text:span text:style-name="T30">Bridge funding for 2014<text:s/></text:span>to adapt to changes in the political<text:s/><text:span text:style-name="T31">context and support a shift in programme emphasis.</text:span></text:p>
          </table:table-cell>
        </table:table-row>
        <table:table-row table:style-name="TableRow32">
          <table:table-cell table:style-name="TableCell33">
            <text:p text:style-name="P34">Original project budget</text:p>
          </table:table-cell>
          <table:table-cell table:style-name="TableCell35">
            <text:p text:style-name="P36">36.06 m</text:p>
          </table:table-cell>
        </table:table-row>
        <table:table-row table:style-name="TableRow37">
          <table:table-cell table:style-name="TableCell38">
            <text:p text:style-name="P39">Original project<text:s/>start and end dates</text:p>
          </table:table-cell>
          <table:table-cell table:style-name="TableCell40">
            <text:p text:style-name="P41">12 Jan 2010 – 31 Dec 2015</text:p>
          </table:table-cell>
        </table:table-row>
        <table:table-row table:style-name="TableRow42">
          <table:table-cell table:style-name="TableCell43">
            <text:p text:style-name="P44">Cost extension value</text:p>
          </table:table-cell>
          <table:table-cell table:style-name="TableCell45">
            <text:p text:style-name="P46">(up to) GBP 16 m</text:p>
          </table:table-cell>
        </table:table-row>
        <table:table-row table:style-name="TableRow47">
          <table:table-cell table:style-name="TableCell48">
            <text:p text:style-name="P49">New project end date</text:p>
          </table:table-cell>
          <table:table-cell table:style-name="TableCell50">
            <text:p text:style-name="P51">31 Dec 2015</text:p>
          </table:table-cell>
        </table:table-row>
        <table:table-row table:style-name="TableRow52">
          <table:table-cell table:style-name="TableCell53">
            <text:p text:style-name="P54">Business Case Quest Document No.</text:p>
          </table:table-cell>
          <table:table-cell table:style-name="TableCell55">
            <text:p text:style-name="P56">3717713</text:p>
          </table:table-cell>
        </table:table-row>
      </table:table>
      <text:p text:style-name="P57"/>
      <table:table table:style-name="Table58">
        <table:table-columns>
          <table:table-column table:style-name="TableColumn59"/>
        </table:table-columns>
        <table:table-header-rows>
          <table:table-row table:style-name="TableRow60">
            <table:table-cell table:style-name="TableCell61">
              <text:p text:style-name="P62"><text:span text:style-name="T63">INFORMATION</text:span></text:p>
            </table:table-cell>
          </table:table-row>
        </table:table-header-rows>
        <table:table-row table:style-name="TableRow64">
          <table:table-cell table:style-name="TableCell65">
            <text:p text:style-name="P66">What is the project’s purpose?</text:p>
          </table:table-cell>
        </table:table-row>
        <table:table-row table:style-name="TableRow67">
          <table:table-cell table:style-name="TableCell68">
            <text:p text:style-name="P69"><text:span text:style-name="T70">LIFT (Livelihood and Food Security Trust Fund)<text:s/></text:span><text:span text:style-name="T71">was launched in 2009 as a multi-donor trust fund firstly in response to Cyclone Nargis, and secondly, with a view to making faster progress against MDG 1 (eradicate extreme poverty and hunger). Today LIFT has<text:s/></text:span><text:span text:style-name="T72">11 donors;<text:s/></text:span><text:span text:style-name="T73">Australia, Denmark, the European<text:s/></text:span><text:span text:style-name="T74">Union, France, Ireland, the Netherlands, New Zealand, Sweden, Switzerland, the United Kingdom, and the United States of America.</text:span><text:span text:style-name="T75"><text:s/>Canada will likely join this year.<text:s/></text:span><text:span text:style-name="T76">The United Nations Office for Project Services (UNOPS) manages and administers LIFT. <text:s text:c="2"/>Proje</text:span><text:span text:style-name="T77">cts are implemented by UN agencies, INGOs &amp; LNGOs, Research Institutions and policy think tanks</text:span><text:span text:style-name="T78">.</text:span><text:span text:style-name="T79"><text:s/></text:span></text:p>
            <text:p text:style-name="P80"/>
            <text:p text:style-name="P81"><text:span text:style-name="T82">In line with a recently concluded strategy refresh, LIFT’s purpose has been amended from “</text:span><text:span text:style-name="T83">increase food availability and incomes of 1-1.5 million target<text:s/></text:span><text:span text:style-name="T84">beneficiaries</text:span>” to<text:s/><text:span text:style-name="T85">“</text:span><text:span text:style-name="T86">increase livelihoods' resilience and nutrition of<text:s/></text:span><text:span text:style-name="T87">2</text:span><text:span text:style-name="T88">.</text:span><text:span text:style-name="T89">5</text:span><text:span text:style-name="T90"><text:s/>million people.”</text:span><text:span text:style-name="T91"><text:s/>This will be achieved, as before, through the four pillars of food security - income, food availability, utilization and stability of access to food.<text:s/></text:span></text:p>
            <text:p text:style-name="P92"/>
            <text:p text:style-name="P93">LIFT’s target<text:s/>group has expanded to capture its planned expansion into the areas emerging from conflict, and a much greater focus on women and children under five through the strengthened nutrition component (which will be feature of all LIFT programmes under the new strategy) and the landless, who are disproportionately represented in the poorest income quintiles. <text:s text:c="2"/></text:p>
            <text:p text:style-name="P94"/>
            <text:p text:style-name="P95"><text:span text:style-name="T96">LIFT’s new strategy also puts a much greater emphasis on climate change and resilience. This is because<text:s/></text:span><text:span text:style-name="T97">Burma is in the top ten countries in the world mos</text:span><text:span text:style-name="T98">t at risk from climate change over the next century.</text:span><text:span text:style-name="T99"><text:note text:note-class="footnote" text:id="_ftn0"><text:note-citation>1</text:note-citation><text:note-body><text:p text:style-name="FootnoteText"><text:s/>Africa Development Bank (ADB), 2012; Addressing Climate Change and Migration in Asia and the Pacific, Intergovernmental Panel on Climate Change report, 2013; Global Climate Risk Index; 2013.<text:s/></text:p></text:note-body></text:note></text:span><text:span text:style-name="T100"><text:s/>Yangon i</text:span><text:span text:style-name="T101">s ranked fourth in cities most at<text:s/></text:span><text:soft-page-break/><text:span text:style-name="T102">risk.<text:s/></text:span><text:span text:style-name="T103"><text:note text:note-class="footnote" text:id="_ftn1"><text:note-citation>2</text:note-citation><text:note-body><text:p text:style-name="FootnoteText"><text:s/>Maplecroft 2013: Climate Vulnerability Index</text:p></text:note-body></text:note></text:span><text:span text:style-name="T104">A third of the population lives in areas at risk of flooding. Around 10% of the country (or 5m people) will be affected by sea-level rises. Other countries may have hig</text:span><text:span text:style-name="T105">her numbers of people potentially affected, but Burma’s coping ability is so poor that only Somalia tops it in terms of vulnerability.</text:span><text:span text:style-name="T106"><text:note text:note-class="footnote" text:id="_ftn2"><text:note-citation>3</text:note-citation><text:note-body><text:p text:style-name="FootnoteText"><text:s/>ADB, ibid</text:p></text:note-body></text:note></text:span><text:span text:style-name="T107"><text:s text:c="2"/></text:span></text:p>
            <text:p text:style-name="P108"><text:span text:style-name="T109">Burma ranks second globally in terms of the threat posed by agricultural productivity loss. As 66% of the<text:s/></text:span><text:span text:style-name="T110">population relies on farming as a primary means of income, and agriculture accounts for 40% of GDP, climate change poses a threat to future food security and growth in Burma.</text:span><text:span text:style-name="T111"><text:note text:note-class="footnote" text:id="_ftn3"><text:note-citation>4</text:note-citation><text:note-body><text:p text:style-name="FootnoteText"><text:s/>UNCTAD @ http://unctad.org/en/Pages/Statistics.aspx</text:p></text:note-body></text:note></text:span><text:span text:style-name="T112"><text:s/>Poverty rates are already<text:s/></text:span><text:span text:style-name="T113">officially 37%. This rises to around 77% in Rakhine state, an area (along with the Dry Zone) also most affected by climate change.<text:s/></text:span></text:p>
            <text:p text:style-name="P114"><text:span text:style-name="T115">Therefore, helping people to adapt to climate change and weather related shocks underpins our new programme focus, especiall</text:span><text:span text:style-name="T116">y in the most vulnerable areas of the Rakhine coastline and the ‘Dry Zone’.<text:s/></text:span></text:p>
          </table:table-cell>
        </table:table-row>
        <text:soft-page-break/>
        <table:table-row table:style-name="TableRow117">
          <table:table-cell table:style-name="TableCell118">
            <text:p text:style-name="P119">What is the objective of the cost extension?</text:p>
          </table:table-cell>
        </table:table-row>
        <table:table-row table:style-name="TableRow120">
          <table:table-cell table:style-name="TableCell121">
            <text:p text:style-name="P122"/>
            <text:p text:style-name="P123">The objective of the £<text:span text:style-name="T124">16.0m cost extension (including £8.0m from divisional ICF funds) is to provide bridge funding to adapt to<text:s/></text:span><text:span text:style-name="T125">changes in the political context and support a shift in programme emphasis</text:span><text:span text:style-name="T126">.</text:span><text:s/>This shift will result in the expansion of LIFT into areas emerging from conflict, the integration of climate change adaptation and resilience for all LIFT programmes, an explicit<text:s/>focus on mother and child nutrition, and support to help people move out of marginal farming.<text:s/></text:p>
            <text:p text:style-name="P127"/>
            <text:p text:style-name="P128">For example, a real chance for<text:s/><text:span text:style-name="T129">peace</text:span><text:s/>and an opening with Government to shape rural development policy has changed LIFT’s operating environment. In 2013, t<text:span text:style-name="T130">he Pre</text:span><text:span text:style-name="T131">sident opened a discussion with LIFT donors on rural poverty, introducing the new ‘Strategic Framework for Rural Development’ to help lift 2m of the rural poor out of poverty. A Consortium of Development Partners on Rural Development (CDP) has been establi</text:span><text:span text:style-name="T132">shed to continue the dialogue under the leadership of the newly established Ministry of Livestock, Fisheries and Rural Development (MoLFRD). This is the first time donors are being invited to shape rural development policy with Government.</text:span><text:span text:style-name="T133"><text:s/>The UK in partic</text:span><text:span text:style-name="T134">ular is well positioned to influence policy since as DFID is the confirmed bilateral donor representative and vice chair of the President’s Rural Development Coordination Unit.</text:span></text:p>
            <text:p text:style-name="P135"/>
            <text:p text:style-name="P136"><text:span text:style-name="T137">The national ceasefire discussions led by Minister U Aung Min have brought cea</text:span><text:span text:style-name="T138">sefires with 11 out of the 12 main Ethnic Armed Groups and the ‘greatest hope for peace in sixty years’. Government has petitioned LIFT to expand into areas benefitting from ceasefires. In response, LIFT donors agreed to establish a programme for the cease</text:span><text:span text:style-name="T139">fire areas as part of LIFT’s new strategy. <text:s/>Inter-communal violence in Rakhine in May – religious on the surface but fired by resource competition – is a reminder of how fragile peace is. <text:s/>Development can help deliver a peace dividend in some places and co</text:span><text:span text:style-name="T140">ntribute to enabling a transition to greater stability and democracy.</text:span></text:p>
            <text:p text:style-name="P141"/>
            <text:soft-page-break/>
            <text:p text:style-name="P142"><text:span text:style-name="T143">At Government’s request, LIFT coordinates the new Consortium of Development Partners on Rural Development (CDP) and through this we are influencing the rural policy agenda. <text:s/>This now pr</text:span><text:span text:style-name="T144">ioritises increasing security of tenure for the rural poor</text:span><text:span text:style-name="T145"><text:s/>(two new land laws have been promulgated and a national land use policy is under draft), providing a better enabling environment for small and medium rural enterprises and improving access to input</text:span><text:span text:style-name="T146">s, te</text:span><text:span text:style-name="T147">c</text:span><text:span text:style-name="T148">h</text:span><text:span text:style-name="T149">nology, finance and information – <text:s/>three key policy links to rural growth. <text:s/>LIFT has also seconded two technical</text:span><text:span text:style-name="T150"><text:s/>experts to MoLFRD at their request to build capacity and help translate the policy into a programme of actions. <text:s/>Our intention is enhanc</text:span><text:span text:style-name="T151">e government’s institutional capacity to develop policy and translate this into practical programmes in ways that will endure beyond the 2015 elections and benefit the incoming administration.</text:span></text:p>
            <text:p text:style-name="P152"/>
            <text:p text:style-name="P153"><text:span text:style-name="T154">It is<text:s/></text:span><text:span text:style-name="T155">against</text:span><text:span text:style-name="T156"><text:s/>this changing context that DFID led the developm</text:span><text:span text:style-name="T157">ent of the new LIFT strategy this year. <text:s/>The strategy offers an evidence based and nuanced approach to<text:s/></text:span><text:span text:style-name="T158">climate resilient growth</text:span><text:span text:style-name="T159"><text:s/>(consistent with DFID’s growth model) by helping: i) s</text:span><text:span text:style-name="T160">mall-holders with land, labour and /or commercial potential to<text:s/></text:span><text:span text:style-name="T161">‘</text:span><text:span text:style-name="T162">step up</text:span><text:span text:style-name="T163">’</text:span><text:span text:style-name="T164"><text:s/>–</text:span><text:span text:style-name="T165"><text:s/>increasing agricultural productivity with new appropriate technologies and moving into higher agricultural value chains; ii) marginal small-holders to<text:s/></text:span><text:span text:style-name="T166">‘hang in’</text:span><text:span text:style-name="T167"><text:s/>and use agriculture as a safety net until they have the capacity and capability to move out; i</text:span><text:span text:style-name="T168">ii) Landless labourers and those affected by climate change to productively<text:s/></text:span><text:span text:style-name="T169">‘</text:span><text:span text:style-name="T170">step out’</text:span><text:span text:style-name="T171"><text:s/></text:span><text:span text:style-name="T172">of agriculture, and into more productive sectors of the economy over time.</text:span><text:span text:style-name="T173"><text:s text:c="2"/></text:span></text:p>
            <text:p text:style-name="P174"/>
            <text:p text:style-name="P175">A conflict window will provide for a peace incentive and greater scope for returnees in former conflict affected marginal areas. These components, along with engagement with the private sector for greater scope, impact and sustainability, are important new growth elements of the strategy.<text:s/></text:p>
            <text:p text:style-name="P176"/>
            <text:p text:style-name="P177"><text:span text:style-name="T178">LIFT seeks to effect transformative change by (a)<text:s/></text:span><text:span text:style-name="T179">continuously applying lessons learnt to focus support on and off-farm enterprises that succeed, (b) proactively demonstrating and communicating results to encourage Government and other partners to ‘take up’ and ‘scale up’ (the new strategy envisages LIFT<text:s/></text:span><text:span text:style-name="T180">repositioning itself as a knowledge platform, generating and sharing evidence on rural growth <text:s/>and using this for policy advocacy), (c) addressing systemic obstacles to rural growth, notably rural finance, land management and resilience to natural disaster</text:span><text:span text:style-name="T181">s, and (d) building the capacity of reforming elements of government (</text:span><text:span text:style-name="T182">MoLFRD) to develop and implement policy</text:span><text:span text:style-name="T183"><text:s/>e) help people reach their full economic potential through improved nutrition (starting in the womb), skill development and income diversification</text:span><text:span text:style-name="T184">.<text:s/></text:span></text:p>
            <text:p text:style-name="P185"/>
            <text:p text:style-name="P186">DFID Burma will develop a full new business case for LIFT this year, indicatively for some £60m to £100m including £40m approved at concept stage by the ICF. We had been awaiting the outcome of the strategy and governance review processes before making<text:s/>this longer term commitment. This has just been completed satisfactorily, and is consistent with UK growth objectives and multi-donor aid review (MAR) recommendations. DFID Burma will now begin development of the business case. As it is<text:s/><text:span text:style-name="T187">anticipated that t</text:span><text:span text:style-name="T188">he design and approval process will take us into next year, without the extension, this would leave LIFT with a large funding gap this year.<text:s/></text:span></text:p>
          </table:table-cell>
        </table:table-row>
        <text:soft-page-break/>
        <table:table-row table:style-name="TableRow189">
          <table:table-cell table:style-name="TableCell190">
            <text:p text:style-name="P191">What is the additional and total support the UK will provide?</text:p>
          </table:table-cell>
        </table:table-row>
        <table:table-row table:style-name="TableRow192">
          <table:table-cell table:style-name="TableCell193">
            <text:p text:style-name="P194"/>
            <text:p text:style-name="P195">A<text:s/><text:span text:style-name="T196">£16m extension<text:s/></text:span>will bring total UK funding to<text:s/>LIFT to<text:s/><text:span text:style-name="T197">£52.06 m.</text:span><text:s/>By end 2013, UK had provided 40% of all LIFT funding. A £16 m extension will bring UK share of funding in LIFT to 43% by end 2014.<text:span text:style-name="T198"><text:s/>The split of 50% programme and 50% ICF was a tactical decision to flag UK’s commitment to climate change ad</text:span><text:span text:style-name="T199">aptation and disaster resilience early in the operationalization of the LIFT strategy and provide sufficient funds for the climate adaptation and resilience focus of the programme expansion in Rakhine.<text:s/></text:span>LIFT expenditures for 2014/15 are estimated at US$79m.<text:s/>The current available fund (factoring in commitments from other donors) is US$50m. <text:s/>This leaves LIFT with a budget shortfall in 2014/15 of US$29m.<text:s/></text:p>
            <text:p text:style-name="P200"/>
            <text:p text:style-name="P201">Without additional resources, LIFT will need to delay start-up of the Dry Zone programme, currently under<text:s/>design, and delay operationalising the new strategy.</text:p>
            <text:p text:style-name="P202">Delaying work on disaster resilience into next year means we miss supporting communities throughout this year’s cyclone season. And because of the timing of the rainy season, the lengthy procurement process, and UN contracting law, we need to ensure we begin work now in Rakhine to use the extension this year as a lead in to our full ICF programme later in the year. Although LIFT could initiate the design work for the uplands and areas emerging from conflict, without the additional financing, work could not begin on programme implementation until next year – missing a critical window in the peace process.<text:s/></text:p>
            <text:p text:style-name="P203"/>
            <text:p text:style-name="Normal">Our proposed cost extension (£16m) will fill the larger portion of the funding gap (i.e. ~ US$ 27 m),<text:s/>leaving a shortfall of US$ 2m for 2014-15, which we anticipate will be covered from a new Canadian contribution in the last quarter.</text:p>
          </table:table-cell>
        </table:table-row>
        <table:table-row table:style-name="TableRow204">
          <table:table-cell table:style-name="TableCell205">
            <text:p text:style-name="P206"/>
            <text:p text:style-name="P207">What are the expected results?</text:p>
          </table:table-cell>
        </table:table-row>
        <table:table-row table:style-name="TableRow208">
          <table:table-cell table:style-name="TableCell209">
            <text:p text:style-name="P210"/>
            <text:p text:style-name="Normal">The LIFT logframe will undergo a full review to take account of the new strategy and LIFT’s agreed geographical expansion into the areas emerging from conflict and the dry zone. <text:s/></text:p>
            <text:p text:style-name="Normal"/>
            <text:p text:style-name="Normal">Planned results for 2014 include:</text:p>
            <text:list text:style-name="LFO1" text:continue-numbering="true">
              <text:list-item>
                <text:p text:style-name="P211">450,000 people will benefit from at least 5%agricultural productivity gains</text:p>
              </text:list-item>
              <text:list-item>
                <text:p text:style-name="P212">800,000 people will improve their food security by one month a year</text:p>
              </text:list-item>
            </text:list>
            <text:p text:style-name="P213"/>
            <text:p text:style-name="P214">After the contribution of the additional £16m to LIFT, the UK’s total attributable results would be that 344,000 people benefit by an increase in food security over one month. A total of 193,000 people will benefit from increased incomes and 5% agricultural productivity gains.</text:p>
            <text:p text:style-name="P215"><text:s/></text:p>
            <text:p text:style-name="P216">The attributable results from the additional £16m in 2014 are:</text:p>
            <text:p text:style-name="P217">- 64,000 people will benefit from an increase in food security of over one month (through 5% agricultural productivity gains)</text:p>
            <text:p text:style-name="P218">- 36,000 people will<text:s/>benefit increase incomes from agriculture, fishing and livestock,<text:s/></text:p>
            <text:p text:style-name="Normal"/>
            <text:p text:style-name="P219">Additional indicative climate adaptation results from our proposed £16m include<text:s/><text:span text:style-name="T220">460kms of embankments (through cash for work) and 228 sluice gates, bringing an additional 10,000 hectares i</text:span><text:span text:style-name="T221">nto production for local communities. <text:s/>This will increase food availability by one month for 60,000 people. <text:s/></text:span></text:p>
            <text:p text:style-name="P222"/>
            <text:p text:style-name="P223"><text:span text:style-name="T224">If we can access further ICF funds for 2014/15 (from the £40m approved</text:span><text:s/>at concept stage by<text:s/><text:span text:style-name="T225">the ICF), the plan is to also build anti-cyclone shelt</text:span><text:span text:style-name="T226">ers in all 221 villages, and integrate water and sanitation into all villages.<text:s/></text:span></text:p>
            <text:p text:style-name="P227"/>
            <text:p text:style-name="P228"><text:span text:style-name="T229">UK money will also enable LIFT’s programme in the Dry Zone to get off the ground; the overall $60m programme will target 1.4m people with affordable credit, improved farming p</text:span><text:span text:style-name="T230">ractices, technologies and access to markets. The programme will also help the region’s landless (42% of the population) to move out of agriculture through for example, skills training and social protection for assisted migration. Scoping work is currently</text:span><text:span text:style-name="T231"><text:s/>underway on programme design for newly opened up ceasefire areas in the Southeast.<text:s/></text:span><text:span text:style-name="T232"><text:s/></text:span></text:p>
            <text:p text:style-name="P233"/>
            <text:p text:style-name="P234"><text:span text:style-name="T235">In 2014, LIFT also plans to complete the<text:s/></text:span><text:span text:style-name="T236">scoping work on programme design for the newly opened up ceasefire areas, including in southeast Burma.</text:span></text:p>
            <text:p text:style-name="P237"/>
            <text:p text:style-name="P238"><text:span text:style-name="T239">LIFT will use its influ</text:span><text:span text:style-name="T240">ence to demonstrate results and encourage Government and other partners to ‘take up’ and ‘scale up’ to improve programme sustainability. Under the new strategy, LIFT will develop a knowledge platform, generating and sharing evidence on rural growth. Work o</text:span><text:span text:style-name="T241">n how we capture this impact in monitoring and evaluation is underway.</text:span></text:p>
            <text:p text:style-name="P242"/>
          </table:table-cell>
        </table:table-row>
        <table:table-row table:style-name="TableRow243">
          <table:table-cell table:style-name="TableCell244">
            <text:p text:style-name="Normal"><text:span text:style-name="T245">What is the approach to implementation? (Strong evidence of programme performance/ delivery?)</text:span></text:p>
          </table:table-cell>
        </table:table-row>
        <table:table-row table:style-name="TableRow246">
          <table:table-cell table:style-name="TableCell247">
            <text:p text:style-name="P248"/>
            <text:p text:style-name="P249">LIFT Performance</text:p>
            <text:p text:style-name="P250">In 2013 calendar year, LIFT disbursed US$ 31.5m to 58 projects across<text:s/>107 townships in the 4 main agro-ecological zones of Burma. (The Ayeyarwaddy Delta, The Dry Zone, The Hilly Region and The Coastal Region.)</text:p>
            <text:p text:style-name="P251"/>
            <text:p text:style-name="P252">LIFT has scored an A in the last three Annual Reviews. LIFT’s 2013 annual performance report showed that LIFT had exceeded targets on 17 of 22 indicators, with the rest on track. <text:s/></text:p>
            <text:p text:style-name="P253"/>
            <text:p text:style-name="P254"><text:span text:style-name="T255">To date LIFT has helped: 1m people increase food security by 1 month;<text:s/></text:span><text:span text:style-name="T256">300,000 people to benefit from at least 5% gains in agricultural production;<text:s/></text:span><text:span text:style-name="T257">nearly half a million people increase and<text:s/></text:span><text:span text:style-name="T258">diversify their diet; over</text:span><text:span text:style-name="T259"><text:s/>half a million people to benefit from low interest credit; 27,000 women to establish their own businesses.</text:span></text:p>
            <text:p text:style-name="P260"/>
            <text:p text:style-name="P261"><text:span text:style-name="T262">LIFT Programme and Implementation</text:span><text:span text:style-name="T263"><text:s text:c="2"/></text:span><text:span text:style-name="T264">Approach</text:span></text:p>
            <text:p text:style-name="P265">LIFT is context-specific: programme design will be informed by evidence of local need, farming system analysis, poverty dynamics and best practice. Results will be at the centre of funding decisions. LIFT will proactively work with partners to help shape programme design and strategy and support partner coordination.</text:p>
            <text:p text:style-name="P266"/>
            <text:p text:style-name="P267">In the design<text:s/>of its new programmes LIFT will adopt a flexible approach that focuses on a framework of results rather than a ‘blueprint’ of activities and outputs. In order for these programmes to learn as they go, LIFT will introduce a more rigorous monitoring and evaluation system that yields reliable data on results.</text:p>
            <text:p text:style-name="P268">Beyond the development of its own programmes, LIFT’s accumulated body of experience also forms a credible basis for LIFT to become a ‘learning platform’ as articulated in LIFT’s vision statement. This will require more sophisticated and systematic generation, use and dissemination of LIFT’s learning to guide its own programming, to enhance the evidence base for programming by other donors in the sector, and to inform government in policy formulation.<text:s/></text:p>
            <text:p text:style-name="P269"/>
            <text:p text:style-name="P270">LIFT will closely involve Government in programme design and implementation. As much as possible, LIFT will ensure that learning opportunities at local level also target government local staff in project area. LIFT will support technical assistance that develops government capacities. LIFT will maintain an open and frank dialogue with the Government on rural development and smallholder based agricultural growth. LIFT will align its work to government policies and programmes when these target similar needs and adopt similar approaches.</text:p>
            <text:p text:style-name="P271"/>
            <text:p text:style-name="P272">LIFT will implement activities through support to implementing partners (IPs). LIFT implementing partners are international NGOs, national NGOs, United Nations agencies, international organisations (CGIAR, IFIs), academic and<text:s/>research institutions and the Government of Myanmar. LIFT will work with private companies that share the same concern of smallholder sustainable development and nutrition improvement, but LIFT will not fund private companies directly.<text:s/></text:p>
            <text:p text:style-name="P273"/>
            <text:p text:style-name="P274">LIFT Funding Approach</text:p>
            <text:p text:style-name="P275">The UNOPS Fund Manager will issue contracts for new projects to implementing partners through an open and competitive process.<text:s/><text:span text:style-name="T276">LIFT funding criteria and programming principles will be detailed in respective call for proposals and tailored to specific f</text:span><text:span text:style-name="T277">unding windows. The LIFT Fund Board is responsible for selecting partners for funding, although in this they will receive strong guidance from the Fund Management Office, following technical panel reviews.<text:s/></text:span></text:p>
            <text:p text:style-name="P278"/>
            <text:p text:style-name="P279">Value for Money</text:p>
            <text:p text:style-name="P280">Benefit cost ratios (BCRs) are available for a number of interventions (e.g., microfinance and the cash for work) with scores above 1.1 which show the return is higher than the investment. We currently do not have the data to calculate the BCRs of all the components of the new strategy but the new LIFT strategy monitoring and evaluation framework has been specifically designed to address this gap. A recent LIFT external VFM review introduced DFID’s business case approach for project proposals. With a new focus on ‘take up’ and addressing<text:s/>policy bottlenecks we anticipate capturing value for money beyond the project impact on peoples’ lives.<text:s/></text:p>
            <text:p text:style-name="P281"/>
            <text:p text:style-name="P282">More specifically, a VFM strategy was completed in June 2014. VFM training was provided to 18 implementing partners and LIFT programme heads, finance,<text:s/>and M&amp;E staff. The VFM will be integrated into a robust M&amp;E system and also all stages of LIFT programme management cycle.</text:p>
            <text:p text:style-name="P283"/>
            <text:p text:style-name="P284">Gender Equality</text:p>
            <text:p text:style-name="P285"><text:span text:style-name="T286">The proposed cost extension is fully compliant with the Gender Equality Act 2014.<text:s/></text:span><text:span text:style-name="T287">Evidence</text:span><text:span text:style-name="T288"><text:note text:note-class="footnote" text:id="_ftn4"><text:note-citation>5</text:note-citation><text:note-body><text:p text:style-name="FootnoteText"><text:s/>Agriculture Strategy<text:s/>Refresh, DFID, 2014.</text:p></text:note-body></text:note></text:span><text:span text:style-name="T289"><text:s/>suggests that although women represent around 43% of the global agricultural workforce, they lack equal access to productive resources in agriculture and are more likely involved in precarious agricultural work. Although we do not have</text:span><text:span text:style-name="T290"><text:s/>precise data for Burma, data generated by LIFT projects and studies, suggest these divisions are borne out in the experience of women in Burma. Yield gaps between male and female farmers - driven by unequal access to land, agricultural inputs, services an</text:span><text:span text:style-name="T291">d markets and women’s major role in food crops - are often used to argue for more investment in women’s agricultural activities. This can be appropriate, but can risk locking women into low-return activities and may reinforce unequal gender roles.<text:s/></text:span></text:p>
            <text:p text:style-name="P292"/>
            <text:p text:style-name="P293">Inclusive agriculture should create equal opportunities for women and men, and reward women’s work in agriculture equally to men’s. This means equal access to land, inputs, agricultural services and markets, at the same time as supporting women’s move into other<text:s/>sectors where pay and conditions are better in the long-run. This means tackling a range of formal and informal discriminatory barriers in areas such as land, property rights and gender roles that drive girls’ and women’s poverty.  It is also important to<text:s/>consider risks and unintended consequences of interventions and change in the agri-food sector, such as the introduction of labour-saving technology, which may benefit or harm women’s existing roles and activities in agriculture, e.g. by displacing important sources of wage labour or freeing women from unpaid household work.</text:p>
            <text:p text:style-name="P294"/>
            <text:p text:style-name="P295">A key challenge is to move from positive but isolated projects that have empowered small numbers of women in agriculture to transformative change within the wider sector. This<text:s/>requires integrating activities that promote gender equality into existing agricultural interventions as well as support for stand-alone affirmative interventions that target women alone. To address this, LIFT will: <text:s/></text:p>
            <text:list text:style-name="LFO2" text:continue-numbering="true">
              <text:list-item>
                <text:p text:style-name="P296">Improve tracking of the gender impacts<text:s/>in agricultural programmes and clearer gender-based objectives and results;<text:s/></text:p>
              </text:list-item>
              <text:list-item>
                <text:p text:style-name="P297">Support diagnostics to identify the key drivers of gender inequality in agriculture and cost effective interventions at scale, whether in agriculture or other sectors<text:s/></text:p>
              </text:list-item>
              <text:list-item>
                <text:p text:style-name="P298">Improve the quantity and quality of off-farm job opportunities for women by promoting downstream investment and supporting good labour practices.</text:p>
              </text:list-item>
            </text:list>
            <text:p text:style-name="P299"><text:span text:style-name="T300">Specifically, the new strategy introduces migration, vocational training, nutrition and social protection to expand our<text:s/></text:span><text:span text:style-name="T301">reach to women. In particular, women are often the sole farmers in a family because of increased outmigration. They are also an increasing source of cheap labour locally. For example, in the dry zone where off-farm job opportunities are few, landless women</text:span><text:span text:style-name="T302"><text:s/>do the lowest paid agricultural jobs (they get half of men’s wages). <text:s/>Under the new strategy, LIFT will support these women directly with skills training, social protection, and affordable micro-finance and provide financial training on remittances. The i</text:span><text:span text:style-name="T303">ntegration of water and sanitation throughout all LIFT programmes will free up women’s labour for more productive activities and the focus on nutrition will improve the human capital of women and children now and help future generations ‘step out’ of agric</text:span><text:span text:style-name="T304">ulture and into more productive sectors of the economy. The Monitoring and Evaluation framework under review and redesign in LIFT (with a view to embedding evaluation at project level) will capture these results. <text:s/></text:span><text:s/></text:p>
          </table:table-cell>
        </table:table-row>
        <table:table-row table:style-name="TableRow305">
          <table:table-cell table:style-name="TableCell306">
            <text:p text:style-name="Normal"><text:span text:style-name="T307">Describe any key changes to the origina</text:span><text:span text:style-name="T308">l business case?</text:span></text:p>
          </table:table-cell>
        </table:table-row>
        <table:table-row table:style-name="TableRow309">
          <table:table-cell table:style-name="TableCell310">
            <text:p text:style-name="P311"/>
            <text:p text:style-name="P312">The goal of LIFT remains MDG 1. The purpose of LIFT has expanded to reach 2.5 million people and a greater focus on resilience. Here climate resilience and adaptation, and an expansion into areas in conflict are key changes to the<text:s/>original business case. How LIFT achieves this is enshrined in LIFT’s new strategy (August 2014).<text:s/></text:p>
            <text:p text:style-name="P313"/>
            <text:p text:style-name="P314"><text:span text:style-name="T315">The strategy offers an evidence based and nuanced approach to<text:s/></text:span><text:span text:style-name="T316">climate resilient growth</text:span><text:span text:style-name="T317"><text:s/>(consistent with DFID’s growth model) by helping: i) s</text:span><text:span text:style-name="T318">mall-holders wi</text:span><text:span text:style-name="T319">th land, labour and /or commercial potential to<text:s/></text:span><text:span text:style-name="T320">‘</text:span><text:span text:style-name="T321">step up</text:span><text:span text:style-name="T322">’</text:span><text:span text:style-name="T323"><text:s/>– increasing agricultural productivity with new appropriate technologies and moving into higher agricultural value chains; ii) marginal small-holders to<text:s/></text:span><text:span text:style-name="T324">‘hang in’</text:span><text:span text:style-name="T325"><text:s/>and use agriculture as a safety net</text:span><text:span text:style-name="T326"><text:s/>until they have the capacity and capability to move out; iii) Landless labourers and those affected by climate change to productively<text:s/></text:span><text:span text:style-name="T327">‘</text:span><text:span text:style-name="T328">step out’</text:span><text:span text:style-name="T329"><text:s/></text:span><text:span text:style-name="T330">of agriculture, and into more productive sectors of the economy over time.</text:span><text:span text:style-name="T331"><text:s text:c="2"/></text:span></text:p>
            <text:p text:style-name="P332"/>
            <text:p text:style-name="P333">A conflict window will provide for a peace incentive and greater scope for returnees in former conflict affected marginal areas. These components, along with engagement with the private sector for greater scope, impact and sustainability, are important new growth elements of the strategy.<text:s/></text:p>
            <text:p text:style-name="P334"/>
            <text:p text:style-name="P335">The table below highlights some of the interventions in each category, which will be developed further at programme implementation level.</text:p>
            <text:p text:style-name="P336"/>
            <text:p text:style-name="P337">Interventions summary (list not exhaustive)</text:p>
            <table:table table:style-name="Table338">
              <table:table-columns>
                <table:table-column table:style-name="TableColumn339"/>
                <table:table-column table:style-name="TableColumn340"/>
              </table:table-columns>
              <table:table-row table:style-name="TableRow341">
                <table:table-cell table:style-name="TableCell342">
                  <text:p text:style-name="P343">Objective</text:p>
                </table:table-cell>
                <table:table-cell table:style-name="TableCell344">
                  <text:p text:style-name="P345"/>
                </table:table-cell>
              </table:table-row>
              <table:table-row table:style-name="TableRow346">
                <table:table-cell table:style-name="TableCell347">
                  <text:p text:style-name="P348">Step Up</text:p>
                </table:table-cell>
                <table:table-cell table:style-name="TableCell349">
                  <text:p text:style-name="P350">Value chains; market development; crop<text:s/>diversification; cash cropping; financial services; financial training; on-farm training; new technologies; micro-finance.<text:s/></text:p>
                </table:table-cell>
              </table:table-row>
              <table:table-row table:style-name="TableRow351">
                <table:table-cell table:style-name="TableCell352">
                  <text:p text:style-name="P353">Step Out</text:p>
                </table:table-cell>
                <table:table-cell table:style-name="TableCell354">
                  <text:p text:style-name="P355">Vocational training; social protection (cash transfers/grants) credit; linking with 3 MDG on the health package support to<text:s/>migrants; micro-finance; nutrition support; employment opportunities in agri-food value chains.</text:p>
                </table:table-cell>
              </table:table-row>
              <table:table-row table:style-name="TableRow356">
                <table:table-cell table:style-name="TableCell357">
                  <text:p text:style-name="P358">Hang In<text:s/></text:p>
                </table:table-cell>
                <table:table-cell table:style-name="TableCell359">
                  <text:p text:style-name="P360">Appropriate technology packages; extension support; on-farm and off-farm diversification; affordable credit for on and off-farm activities; social protection (cash transfers); block grants; targeted nutrition support.</text:p>
                </table:table-cell>
              </table:table-row>
            </table:table>
            <text:p text:style-name="P361"/>
            <text:p text:style-name="P362">However, the rural economy is dynamic as new livelihoods are created (through infrastructure and market development and policy reforms), and LIFT will seek to strengthen the responsiveness of the poor at all levels to opportunities that emerge.</text:p>
            <text:p text:style-name="P363"><text:s text:c="2"/></text:p>
            <text:p text:style-name="P364"><text:span text:style-name="T365">These categories will be defined further at programme level based on local agro-ecological conditions and livelihood strategies. LIFT programmes will favour interventions that show direct benef</text:span><text:span text:style-name="T366">its to women and children.</text:span></text:p>
            <text:p text:style-name="P367"/>
            <text:p text:style-name="P368"><text:span text:style-name="T369">LIFT will also mainstream climate change adaptation by directly supporting farmers to build resilient agriculture systems; build disaster risk reduction investments; population management; social protection; and health system<text:s/></text:span><text:span text:style-name="T370">expansion for migrants. It will directly contribute to ICF indicators around numbers of people supported, and resilience</text:span><text:span text:style-name="T371">.</text:span></text:p>
            <text:p text:style-name="P372"/>
            <text:p text:style-name="P373">For example, the Tat Lan programme in Rakhine Coastal area and the New Dry Zone programme in the Dry Zone of Burma, have high climate<text:s/>attribution. The activities and outputs of these projects will reduce the<text:s/><text:span text:style-name="T374">negative effects from climate shocks on resources and livelihoods.<text:s/></text:span></text:p>
            <text:p text:style-name="P375"/>
            <text:p text:style-name="P376">LIFT will increase the budget of the ‘Tat Lan’ programme in Rakhine coastal area from $22m to $37m. <text:s/>The project<text:s/>will build 460kms of embankments through cash for work and 228 sluice gates. <text:s/>The embankments will protect saline intrusion to the paddy fields and an additional 10,000 hectares into production for local communities. <text:s/>This will increase food availability<text:s/>by one month for another 60,000 people.</text:p>
            <text:p text:style-name="P377"/>
            <text:p text:style-name="P378"><text:span text:style-name="T379">LIFT will be implementing the new Dry Zone programme, targeting 1.4 m people to provide with affordable credit, improved farming practices, technologies and access to markets. The programme will also help landless p</text:span><text:span text:style-name="T380">eople (</text:span><text:span text:style-name="T381">42% of the rural population</text:span><text:span text:style-name="T382">) to move out of agriculture through skills training, and social protection for assisted migration.</text:span></text:p>
            <text:p text:style-name="P383"/>
            <text:p text:style-name="P384"><text:span text:style-name="T385">LIFT seeks to effect transformative change by (a) continuously applying lessons learnt to focus support on and off-farm e</text:span><text:span text:style-name="T386">nterprises that succeed, (b) proactively demonstrating and communicating results to encourage Government and other partners to ‘take up’ and ‘scale up’ (the new strategy envisages LIFT repositioning itself as a knowledge platform, generating and sharing ev</text:span><text:span text:style-name="T387">idence on rural growth <text:s/>and using this for policy advocacy), (c) addressing systemic obstacles to rural growth, notably rural finance, land management and resilience to natural disasters, and (d) building the capacity of reforming elements of government (</text:span><text:span text:style-name="T388">M</text:span><text:span text:style-name="T389">oLFRD) to develop and implement policy</text:span><text:span text:style-name="T390"><text:s/>e) help people reach their full economic potential through improved nutrition (starting in the womb), skill development and income diversification.</text:span></text:p>
            <text:p text:style-name="P391"/>
            <text:p text:style-name="P392">LIFT Governance</text:p>
            <text:p text:style-name="P393">LIFT initiated the governance review in early 2014 in response to a rapidly changing context. <text:s/>For example, since LIFT was established, the number of donors has increased, the majority of donors now have offices in Myanmar, the FMO’s size and technical capacity has increased along with the number of ongoing<text:s/>projects, and LIFT has accumulated a substantial knowledge base. In addition, Myanmar’s political changes now allow donors to engage with the Government of Myanmar (GoM) more extensively, there has been a significant increase in the amount of donor assistance, and the donors and GoM have created a new aid architecture consisting of 16 Sector Working Groups (SWG) and a Consortium of Development Partners for Rural Development (CDP-RD). Reviewing how the LIFT governing apparatus could function better within these shifts was the main purpose of the enquiry.<text:s/></text:p>
            <text:p text:style-name="P394"/>
            <text:p text:style-name="P395"><text:span text:style-name="T396">Following the LIFT Governance review (May 2014), the<text:s/></text:span><text:span text:style-name="T397">Fund Board (FB) agreed the main recommendations to:<text:s/></text:span></text:p>
            <text:list text:style-name="LFO3" text:continue-numbering="true">
              <text:list-item>
                <text:p text:style-name="P398">Empower the FB to focus on strategic decisions, policy decisions, donor coordination, building GoM<text:s/>relations, thought leadership, overall FMO performance management.<text:s/></text:p>
              </text:list-item>
              <text:list-item>
                <text:p text:style-name="P399">The FB would retain fund allocation authority with strong guidance from the FMO.</text:p>
              </text:list-item>
              <text:list-item>
                <text:p text:style-name="P400">Limit FB size to 6-7 executive members, and 2-3 advisers and the Fund Director. Membership on the FB should<text:s/>continue to be based on criteria linked to current financial commitments to LIFT (size and consistency) as well as technical and strategic contributions. It is felt that 6-7 members offered the right balance between a broader range of views whilst been small enough to enable effective decision-making. Previously it was felt that smaller donors could stall progress on key policy and programme issues.<text:s/></text:p>
              </text:list-item>
              <text:list-item>
                <text:p text:style-name="P401">Decision making at the FB should continue to be done by consensus. But voting on a specific issue could happen exceptionally if all reasonable efforts at a consensus decision proved impossible. Compliance with FB TORs could be included in the annual reviews of FB governance. This is about make the Fund Board more accountable to delivery and ensuring that members behave according to the norms of consensus. <text:s/></text:p>
              </text:list-item>
              <text:list-item>
                <text:p text:style-name="P402">DC will include all donors and meet on annual basis in a LIFT general meeting. The DC main functions are (i) undertake an annual review of LIFT, including its main achievements and challenges as well as its main plans for the coming year; and, (ii) commission, on an annual basis, an external review of LIFT governance, the report of which would be presented and discussed at the general meeting. The annual review would include a 360 assessment of how the FB has<text:s/>implemented its TOR.</text:p>
              </text:list-item>
            </text:list>
            <text:p text:style-name="P403">A Senior Consultation Group, including representatives from Government, private enterprise and civil society, Fund Board and FMO, will also be established as part of the new Governance arrangements. This will not have executive<text:s/>decision-making power. It is intended as a mechanism to share information with Government and partners on all aspects of LIFT work and to seek technical and policy inputs where relevant.</text:p>
            <text:p text:style-name="P404">Engaging with Government<text:s/></text:p>
            <text:p text:style-name="P405">Provided the Ministry of Rural Development<text:s/>continues to show commitment to reform, LIFT intends to take more account of the Government’s views in programme design and implementation. A key way to achieve this will be the Senior Consultation Group cited above. LIFT is also supporting technical assistance to build relevant institutional capacity through the secondment of two staff to the Ministry of Rural Development at their request. We will mirror this enhanced engagement at decentralised levels. <text:s/>For example, we are supporting capacity development<text:s/>of the irrigation bureau at township and regional level to deliver irrigation programmes. <text:s/>LIFT will also ensure that learning opportunities at township level also target local government staff in project areas.<text:s/></text:p>
            <text:p text:style-name="P406"/>
            <text:p text:style-name="P407">Risk Management</text:p>
            <text:p text:style-name="P408"/>
            <text:p text:style-name="P409"><text:span text:style-name="T410">LIFT FMO and LIFT Fund Bo</text:span><text:span text:style-name="T411">ard donors have undertaken a new comprehensive risk assessment. The full risk matrix is appended. <text:s/>A strong emphasis on ‘do no harm’ and conflict sensitive programming is central to the new strategy. Conflict advisory services will be contracted for all ne</text:span><text:span text:style-name="T412">w conflict programmes in particular.</text:span></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yriadPro-LightCond" svg:font-family="MyriadPro-LightCond"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fo:hyphenate="false"/>
    </style:style>
    <style:style style:name="FootnoteText" style:display-name="Footnote Text" style:family="paragraph" style:parent-style-name="Normal">
      <style:text-properties fo:font-size="10pt" style:font-size-asian="10pt" fo:hyphenate="false"/>
    </style:style>
    <style:style style:name="FootnoteTextChar" style:display-name="Footnote Text Char" style:family="text" style:parent-style-name="DefaultParagraphFont">
      <style:text-properties style:font-name="Arial"/>
    </style:style>
    <style:style style:name="FootnoteReference" style:display-name="Footnote Reference" style:family="text" style:parent-style-name="DefaultParagraphFont">
      <style:text-properties style:text-position="super 65%"/>
    </style:style>
    <style:style style:name="Strong" style:display-name="Strong" style:family="text">
      <style:text-properties style:font-name-complex="Times New Roman" fo:font-weight="bold" style:font-weight-asian="bold" style:font-weight-complex="bold"/>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text-properties style:font-name="Arial" fo:font-size="12pt" style:font-size-asian="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parent-style-name="DefaultParagraphFont">
      <style:text-properties style:font-name="Arial"/>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style>
    <style:style style:name="EndnoteText" style:display-name="Endnote Text" style:family="paragraph" style:parent-style-name="Normal">
      <style:text-properties fo:font-size="10pt" style:font-size-asian="10pt" fo:hyphenate="false"/>
    </style:style>
    <style:style style:name="EndnoteTextChar" style:display-name="Endnote Text Char" style:family="text" style:parent-style-name="DefaultParagraphFont">
      <style:text-properties style:font-name="Arial"/>
    </style:style>
    <style:style style:name="EndnoteReference" style:display-name="Endnote Reference" style:family="text" style:parent-style-name="DefaultParagraphFont">
      <style:text-properties style:text-position="super 65%"/>
    </style:style>
    <style:style style:name="Revision" style:display-name="Revision" style:family="paragraph">
      <style:text-properties style:font-name="Arial" fo:font-size="12pt" style:font-size-asian="12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65in" text:min-label-width="0.25in"/>
        <style:text-properties style:font-name="Symbol"/>
      </text:list-level-style-bullet>
      <text:list-level-style-bullet text:level="2" text:style-name="WW_CharLFO1LVL2" text:bullet-char="o">
        <style:list-level-properties text:space-before="0.7965in" text:min-label-width="0.25in"/>
        <style:text-properties style:font-name="Courier New"/>
      </text:list-level-style-bullet>
      <text:list-level-style-bullet text:level="3" text:style-name="WW_CharLFO1LVL3" text:bullet-char="">
        <style:list-level-properties text:space-before="1.2965in" text:min-label-width="0.25in"/>
        <style:text-properties style:font-name="Wingdings"/>
      </text:list-level-style-bullet>
      <text:list-level-style-bullet text:level="4" text:style-name="WW_CharLFO1LVL4" text:bullet-char="">
        <style:list-level-properties text:space-before="1.7965in" text:min-label-width="0.25in"/>
        <style:text-properties style:font-name="Symbol"/>
      </text:list-level-style-bullet>
      <text:list-level-style-bullet text:level="5" text:style-name="WW_CharLFO1LVL5" text:bullet-char="o">
        <style:list-level-properties text:space-before="2.2965in" text:min-label-width="0.25in"/>
        <style:text-properties style:font-name="Courier New"/>
      </text:list-level-style-bullet>
      <text:list-level-style-bullet text:level="6" text:style-name="WW_CharLFO1LVL6" text:bullet-char="">
        <style:list-level-properties text:space-before="2.7965in" text:min-label-width="0.25in"/>
        <style:text-properties style:font-name="Wingdings"/>
      </text:list-level-style-bullet>
      <text:list-level-style-bullet text:level="7" text:style-name="WW_CharLFO1LVL7" text:bullet-char="">
        <style:list-level-properties text:space-before="3.2965in" text:min-label-width="0.25in"/>
        <style:text-properties style:font-name="Symbol"/>
      </text:list-level-style-bullet>
      <text:list-level-style-bullet text:level="8" text:style-name="WW_CharLFO1LVL8" text:bullet-char="o">
        <style:list-level-properties text:space-before="3.7965in" text:min-label-width="0.25in"/>
        <style:text-properties style:font-name="Courier New"/>
      </text:list-level-style-bullet>
      <text:list-level-style-bullet text:level="9" text:style-name="WW_CharLFO1LVL9" text:bullet-char="">
        <style:list-level-properties text:space-before="4.2965in" text:min-label-width="0.25in"/>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8861in" fo:margin-bottom="0.4916in" fo:margin-right="0.7868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7:07:00Z</meta:creation-date>
    <dc:date>2016-04-04T07:07:00Z</dc:date>
    <meta:template xlink:href="Normal.dotm" xlink:type="simple"/>
    <meta:editing-cycles>1</meta:editing-cycles>
    <meta:editing-duration>PT0S</meta:editing-duration>
    <meta:document-statistic meta:page-count="4" meta:paragraph-count="59" meta:word-count="4471" meta:character-count="29900" meta:row-count="212" meta:non-whitespace-character-count="25488"/>
  </office:meta>
</office:document-meta>
</file>